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2baf" officeooo:paragraph-rsid="00122baf"/>
    </style:style>
    <style:style style:name="P2" style:family="paragraph" style:parent-style-name="Standard">
      <style:paragraph-properties fo:text-align="start" style:justify-single-word="false"/>
      <style:text-properties officeooo:rsid="00122baf" officeooo:paragraph-rsid="00122ba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22baf" officeooo:paragraph-rsid="00122baf"/>
    </style:style>
    <style:style style:name="P4" style:family="paragraph" style:parent-style-name="Standard">
      <style:paragraph-properties fo:text-align="start" style:justify-single-word="false"/>
      <style:text-properties officeooo:rsid="00122baf" officeooo:paragraph-rsid="00140d7f"/>
    </style:style>
    <style:style style:name="P5" style:family="paragraph" style:parent-style-name="Standard">
      <style:paragraph-properties fo:text-align="start" style:justify-single-word="false"/>
      <style:text-properties officeooo:rsid="00122baf" officeooo:paragraph-rsid="001464ce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22ba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464ce" officeooo:paragraph-rsid="001464ce"/>
    </style:style>
    <style:style style:name="P8" style:family="paragraph">
      <style:paragraph-properties fo:text-align="center"/>
    </style:style>
    <style:style style:name="T1" style:family="text">
      <style:text-properties officeooo:rsid="00122baf"/>
    </style:style>
    <style:style style:name="T2" style:family="text">
      <style:text-properties fo:font-variant="normal" fo:text-transform="none" fo:color="#000000" style:font-name="monospace" fo:font-size="8.39999961853027pt" fo:letter-spacing="normal" fo:font-style="normal" fo:font-weight="normal"/>
    </style:style>
    <style:style style:name="T3" style:family="text">
      <style:text-properties fo:font-variant="normal" fo:text-transform="none" fo:color="#000000" style:font-name="monospace" fo:font-size="8.39999961853027pt" fo:letter-spacing="normal" fo:font-style="normal" fo:font-weight="normal" fo:background-color="#fff2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 – Output cases</text:p>
      <text:p text:style-name="P1"/>
      <text:p text:style-name="P2"/>
      <text:list xml:id="list3087796366" text:style-name="L1">
        <text:list-item>
          <text:p text:style-name="P6"><text:span text:style-name="T1">Every test run includes the following prints:</text:span></text:p>
          <text:list>
            <text:list-item>
              <text:p text:style-name="P3">K – The message length</text:p>
            </text:list-item>
            <text:list-item>
              <text:p text:style-name="P3">N – The RS code</text:p>
            </text:list-item>
            <text:list-item>
              <text:p text:style-name="P3">Q – The GF</text:p>
            </text:list-item>
            <text:list-item>
              <text:p text:style-name="P3">Number of Errors for this run</text:p>
            </text:list-item>
            <text:list-item>
              <text:p text:style-name="P3">Representation of the original message as a polynomial (array of coefficients)</text:p>
            </text:list-item>
            <text:list-item>
              <text:p text:style-name="P3">The factorized two-dimensional polynomial</text:p>
            </text:list-item>
            <text:list-item>
              <text:p text:style-name="P3">Number of factors</text:p>
            </text:list-item>
            <text:list-item>
              <text:p text:style-name="P3">Final result – a list of all possible factors of the polynomial to construct the original message</text:p>
            </text:list-item>
          </text:list>
        </text:list-item>
        <text:list-item>
          <text:p text:style-name="P7">Tests with K &gt; 13 crushed due to insufficient memory (we used an online interpreter Co-Calc which runs Sage and python code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2"/></text:p>
      <text:p text:style-name="P4"><text:soft-page-break/><text:span text:style-name="T2">K: 2 </text:span></text:p>
      <text:p text:style-name="P4"><text:span text:style-name="T2">N: 20 </text:span></text:p>
      <text:p text:style-name="P4"><text:span text:style-name="T2">Q: 23 </text:span></text:p>
      <text:p text:style-name="P4"><text:span text:style-name="T2">Number of Errors: 3 </text:span></text:p>
      <text:p text:style-name="P4"><text:span text:style-name="T2"/></text:p>
      <text:p text:style-name="P4"><text:span text:style-name="T2">Polynomial representation: [1, 1] </text:span></text:p>
      <text:p text:style-name="P4"><text:span text:style-name="T2"/></text:p>
      <text:p text:style-name="P4"><text:span text:style-name="T2">factorized Poly: </text:span></text:p>
      <text:p text:style-name="P4"><text:span text:style-name="T2">[(-x + y - 1, 1), (x^3*y^3 + 9*x^3*y^2 + 11*x^2*y^3 - 7*x^3*y + 2*x^2*y^2 - 9*x*y^3 - 6*x^3 + x^2*y - x*y^2 + 8*y^3 + 8*x^2 + 7*x*y + 8*y^2 - 8*x + 8*y + 8, 1)] </text:span></text:p>
      <text:p text:style-name="P4"><text:span text:style-name="T2"/></text:p>
      <text:p text:style-name="P4"><text:span text:style-name="T2">factors list length: 2 </text:span></text:p>
      <text:p text:style-name="P4"><text:span text:style-name="T2"/></text:p>
      <text:p text:style-name="P4"><text:span text:style-name="T2">Final List: [x + 1]</text:span></text:p>
      <text:p text:style-name="P4"><draw:line text:anchor-type="paragraph" draw:z-index="0" draw:name="Shape1" draw:style-name="gr1" draw:text-style-name="P8" svg:x1="-0.8465in" svg:y1="0.3374in" svg:x2="7.461in" svg:y2="0.2929in"><text:p/></draw:line><draw:line text:anchor-type="paragraph" draw:z-index="1" draw:name="Shape1" draw:style-name="gr1" draw:text-style-name="P8" svg:x1="-0.8465in" svg:y1="0.3374in" svg:x2="7.461in" svg:y2="0.2929in"><text:p/></draw:lin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K: 3 </text:span></text:p>
      <text:p text:style-name="P4"><text:span text:style-name="T2">N: 71 </text:span></text:p>
      <text:p text:style-name="P4"><text:span text:style-name="T2">Q: 73 </text:span></text:p>
      <text:p text:style-name="P4"><text:span text:style-name="T2">Number of Errors: 21 </text:span></text:p>
      <text:p text:style-name="P4"><text:span text:style-name="T2"/></text:p>
      <text:p text:style-name="P4"><text:span text:style-name="T2">Polynomial representation: [2, 2, 1] </text:span></text:p>
      <text:p text:style-name="P4"><text:span text:style-name="T2"/></text:p>
      <text:p text:style-name="P4"><text:span text:style-name="T2">factorized Poly: </text:span></text:p>
      <text:p text:style-name="P4"><text:span text:style-name="T2">[(x + y + 3, 1), (-2*x^2 - 2*x + y - 1, 1), (x^5*y^6 - 7*x^5*y^5 - 20*x^4*y^6 + 32*x^5*y^4 - 6*x^4*y^5 + 18*x^3*y^6 - 21*x^5*y^3 - 34*x^4*y^4 - x^3*y^5 - 27*x^2*y^6 - 21*x^5*y^2 - 8*x^4*y^3 + 29*x^3*y^4 - 28*x^2*y^5 - 29*x*y^6 + 6*x^5*y - 24*x^4*y^2 + 28*x^3*y^3 + 9*x^2*y^4 - 10*x*y^5 + 2*y^6 + 21*x^5 - 20*x^4*y + 15*x^3*y^2 + 36*x^2*y^3 + 26*x*y^4 + 6*y^5 + 33*x^4 - 21*x^3*y + 30*x^2*y^2 + 27*x*y^3 - 6*y^4 - x^3 - 32*x^2*y + 12*x*y^2 + 30*y^3 + 3*x^2 - 30*x*y - 5*y^2 + 15*x + 27*y + 4, 1)] </text:span></text:p>
      <text:p text:style-name="P4"><text:span text:style-name="T2"/></text:p>
      <text:p text:style-name="P4"><text:span text:style-name="T2">factors list length: 3 </text:span></text:p>
      <text:p text:style-name="P4"><text:span text:style-name="T2"/></text:p>
      <text:p text:style-name="P4"><text:span text:style-name="T2">Final List: [-x - 3, 2*x^2 + 2*x + 1]</text:span></text:p>
      <text:p text:style-name="P4"><draw:line text:anchor-type="paragraph" draw:z-index="2" draw:name="Shape1" draw:style-name="gr1" draw:text-style-name="P8" svg:x1="-0.8465in" svg:y1="0.3374in" svg:x2="7.461in" svg:y2="0.2929in"><text:p/></draw:lin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K: 4 </text:span></text:p>
      <text:p text:style-name="P4"><text:span text:style-name="T2">N: 96 </text:span></text:p>
      <text:p text:style-name="P4"><text:span text:style-name="T2">Q: 97 </text:span></text:p>
      <text:p text:style-name="P4"><text:span text:style-name="T2">Number of Errors: 18 </text:span></text:p>
      <text:p text:style-name="P4"><text:span text:style-name="T2"/></text:p>
      <text:p text:style-name="P4"><text:span text:style-name="T2">Polynomial representation: [3, 3, 2, 3] </text:span></text:p>
      <text:p text:style-name="P4"><text:span text:style-name="T2"/></text:p>
      <text:p text:style-name="P4"><text:span text:style-name="T2">factorized Poly: </text:span></text:p>
      <text:p text:style-name="P4"><text:span text:style-name="T2">[(x + y + 2, 1), (-3*x^3 - 3*x^2 - 2*x + y - 3, 1), (x^5*y^7 - 4*x^5*y^6 + 37*x^4*y^7 - 35*x^5*y^5 + 23*x^4*y^6 - 10*x^3*y^7 + 34*x^5*y^4 - 6*x^4*y^5 + 28*x^3*y^6 + 28*x^2*y^7 - 24*x^5*y^3 + 18*x^4*y^4 + 44*x^3*y^5 + 42*x^2*y^6 + 25*x*y^7 + 33*x^5*y^2 + 39*x^4*y^3 - 39*x^3*y^4 - 4*x^2*y^5 - 35*x*y^6 - 42*x^5*y + 28*x^4*y^2 + 12*x^3*y^3 - 37*x^2*y^4 - 3*x*y^5 - 21*y^6 + 26*x^5 + 41*x^4*y + 5*x^3*y^2 - 5*x^2*y^3 + 7*x*y^4 - 21*y^5 - 4*x^4 + 27*x^3*y + 44*x^2*y^2 - 14*x*y^3 + 47*y^4 + 8*x^3 - 23*x^2*y - 13*x*y^2 + 18*y^3 + 29*x^2 + 38*x*y + 9*y^2 + 43*x + 20*y - 23, 1)] </text:span></text:p>
      <text:p text:style-name="P4"><text:span text:style-name="T2"/></text:p>
      <text:p text:style-name="P4"><text:span text:style-name="T2">factors list length: 3 </text:span></text:p>
      <text:p text:style-name="P4"><text:span text:style-name="T2"/></text:p>
      <text:p text:style-name="P4"><text:span text:style-name="T2">Final List: [-x - 2, 3*x^3 + 3*x^2 + 2*x + 3]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>K: 5 </text:span></text:p>
      <text:p text:style-name="P4"><text:span text:style-name="T2">N: 113 </text:span></text:p>
      <text:p text:style-name="P4"><text:span text:style-name="T2">Q: 127 </text:span></text:p>
      <text:p text:style-name="P4"><text:span text:style-name="T2">Number of Errors: 7 </text:span></text:p>
      <text:p text:style-name="P4"><text:span text:style-name="T2"/></text:p>
      <text:p text:style-name="P4"><text:span text:style-name="T2">Polynomial representation: [2, 5, 2, 4, 1] </text:span></text:p>
      <text:p text:style-name="P4"><text:span text:style-name="T2"/></text:p>
      <text:p text:style-name="P4"><text:span text:style-name="T2">factorized Poly: </text:span></text:p>
      <text:p text:style-name="P4"><text:span text:style-name="T2">[(-2*x^4 - 5*x^3 - 2*x^2 - 4*x + y - 1, 1), (x^6*y^9 + 45*x^6*y^8 - 13*x^5*y^9 + 8*x^6*y^7 - 13*x^5*y^8 + 18*x^4*y^9 - 12*x^6*y^6 + 53*x^5*y^7 + 61*x^4*y^8 + 42*x^3*y^9 + 48*x^6*y^5 + 5*x^5*y^6 + 21*x^4*y^7 - 21*x^3*y^8 + 29*x^2*y^9 - 40*x^6*y^4 - 7*x^5*y^5 - 51*x^4*y^6 + 32*x^3*y^7 + 60*x^2*y^8 + 40*x*y^9 + 23*x^6*y^3 - 19*x^5*y^4 + 21*x^4*y^5 + 10*x^3*y^6 - 52*x^2*y^7 + 36*x*y^8 - y^9 - 28*x^6*y^2 - 7*x^5*y^3 + 30*x^4*y^4 - 24*x^3*y^5 - 53*x^2*y^6 + 32*x*y^7 - y^8 + 33*x^6*y - 22*x^5*y^2 + 21*x^4*y^3 - 7*x^3*y^4 + 57*x^2*y^5 + 28*x*y^6 - y^7 - 27*x^6 + 56*x^5*y + 37*x^4*y^2 - 3*x^3*y^3 + 24*x^2*y^4 + 24*x*y^5 - y^6 + 2*x^5 - 8*x^4*y + 51*x^3*y^2 - 25*x^2*y^3 + 20*x*y^4 - y^5 + 52*x^4 - 36*x^3*y + 37*x^2*y^2 + 16*x*y^3 - y^4 + 53*x^3 - 44*x^2*y + 12*x*y^2 - y^3 - 14*x^2 + 8*x*y - y^2 + 4*x - y - 1, 1)] </text:span></text:p>
      <text:p text:style-name="P4"><text:span text:style-name="T2"/></text:p>
      <text:p text:style-name="P4"><text:span text:style-name="T2">factors list length: 2 </text:span></text:p>
      <text:p text:style-name="P4"><text:span text:style-name="T2"/></text:p>
      <text:p text:style-name="P4"><text:span text:style-name="T2">Final List: [2*x^4 + 5*x^3 + 2*x^2 + 4*x + 1]</text:span></text:p>
      <text:p text:style-name="P4"><draw:line text:anchor-type="paragraph" draw:z-index="3" draw:name="Shape1" draw:style-name="gr1" draw:text-style-name="P8" svg:x1="-0.8465in" svg:y1="0.3374in" svg:x2="7.461in" svg:y2="0.2929in"><text:p/></draw:lin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K: 6 </text:span></text:p>
      <text:p text:style-name="P4"><text:span text:style-name="T2">N: 223 </text:span></text:p>
      <text:p text:style-name="P4"><text:span text:style-name="T2">Q: 227 </text:span></text:p>
      <text:p text:style-name="P4"><text:span text:style-name="T2">Number of Errors: 44 </text:span></text:p>
      <text:p text:style-name="P4"><text:span text:style-name="T2"/></text:p>
      <text:p text:style-name="P4"><text:span text:style-name="T2">Polynomial representation: [1, 1, 5, 5, 3, 3] </text:span></text:p>
      <text:p text:style-name="P4"><text:span text:style-name="T2"/></text:p>
      <text:p text:style-name="P4"><text:span text:style-name="T2">factorized Poly: </text:span></text:p>
      <text:p text:style-name="P4"><text:span text:style-name="T2">[(x + y + 5, 1), (-x^5 - x^4 - 5*x^3 - 5*x^2 - 3*x + y - 3, 1), (x^8*y^12 - 69*x^8*y^11 - 77*x^7*y^12 + 29*x^8*y^10 + 26*x^7*y^11 + 9*x^6*y^12 + 96*x^8*y^9 + 2*x^7*y^10 - 93*x^6*y^11 - 14*x^5*y^12 - 58*x^8*y^8 - 14*x^7*y^9 - 64*x^6*y^10 + 76*x^5*y^11 + 58*x^4*y^12 - 16*x^8*y^7 + 68*x^7*y^8 - 7*x^6*y^9 + 95*x^5*y^10 - 110*x^4*y^11 - 61*x^3*y^12 + 58*x^8*y^6 + 84*x^7*y^7 - 43*x^6*y^8 - 50*x^5*y^9 - 76*x^4*y^10 + 6*x^3*y^11 - 9*x^2*y^12 + 89*x^8*y^5 + 57*x^7*y^6 + 49*x^6*y^7 - 62*x^5*y^8 - 39*x^4*y^9 - 99*x^3*y^10 + 82*x^2*y^11 - 50*x*y^12 - 85*x^8*y^4 + 108*x^7*y^5 - 98*x^6*y^6 - x^5*y^7 - 6*x^4*y^8 - 17*x^3*y^9 + 101*x^2*y^10 + 109*x*y^11 - 41*y^12 + 41*x^8*y^3 - 36*x^7*y^4 + 23*x^6*y^5 - 2*x^5*y^6 - 81*x^4*y^7 - 58*x^3*y^8 - 41*x^2*y^9 + 94*x*y^10 - 8*y^11 + 37*x^8*y^2 + 94*x^7*y^3 - 77*x^6*y^4 + 23*x^5*y^5 + 78*x^4*y^6 + 31*x^3*y^7 + 62*x^2*y^8 + 105*x*y^9 + 82*y^10 - 41*x^8*y - 58*x^7*y^2 + 60*x^6*y^3 + 96*x^5*y^4 - 82*x^4*y^5 + 63*x^3*y^6 + 49*x^2*y^7 + 65*x*y^8 - 57*y^9 - 96*x^8 + 32*x^7*y - 30*x^6*y^2 - 43*x^5*y^3 + 74*x^4*y^4 - 52*x^3*y^5 - 15*x^2*y^6 - 71*x*y^7 - 18*y^8 + 110*x^7 + 12*x^6*y - 14*x^5*y^2 + 104*x^4*y^3 + 60*x^3*y^4 + 92*x^2*y^5 + 63*x*y^6 + 89*y^7 + 60*x^6 + 71*x^5*y - 45*x^4*y^2 + 113*x^3*y^3 - 45*x^2*y^4 - 31*x*y^5 + 6*y^6 - 2*x^5 - 109*x^4*y + 75*x^3*y^2 + 10*x^2*y^3 - 98*x*y^4 - 39*y^5 + 97*x^4 + 64*x^3*y + 2*x^2*y^2 + 46*x*y^3 - 59*y^4 + 109*x^3 + 95*x^2*y + 74*x*y^2 - 13*y^3 + 75*x^2 - 48*x*y + 49*y^2 - 87*x - 66*y - 41, 1)] </text:span></text:p>
      <text:p text:style-name="P4"><text:span text:style-name="T2"/></text:p>
      <text:p text:style-name="P4"><text:span text:style-name="T2">factors list length: 3 </text:span></text:p>
      <text:p text:style-name="P4"><text:span text:style-name="T2"/></text:p>
      <text:p text:style-name="P4"><text:span text:style-name="T2">Final List: [-x - 5, x^5 + x^4 + 5*x^3 + 5*x^2 + 3*x + 3]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K: 7 </text:span></text:p>
      <text:p text:style-name="P4"><text:span text:style-name="T2">N: 382 </text:span></text:p>
      <text:p text:style-name="P4"><text:span text:style-name="T2">Q: 383 </text:span></text:p>
      <text:p text:style-name="P4"><text:span text:style-name="T2">Number of Errors: 109 </text:span></text:p>
      <text:p text:style-name="P4"><text:span text:style-name="T2"/></text:p>
      <text:p text:style-name="P4"><text:span text:style-name="T2">Polynomial representation: [7, 4, 6, 3, 2, 2, 5] </text:span></text:p>
      <text:p text:style-name="P4"><text:span text:style-name="T2"/></text:p>
      <text:p text:style-name="P4"><text:span text:style-name="T2">factorized Poly: </text:span></text:p>
      <text:p text:style-name="P4"><text:span text:style-name="T2">[(x + y + 2, 1), (-7*x^6 - 4*x^5 - 6*x^4 - 3*x^3 - 2*x^2 - 2*x + y - 5, 1), (x^12*y^17 - 147*x^12*y^16 + 23*x^11*y^17 + 150*x^12*y^15 + 124*x^11*y^16 + 156*x^10*y^17 - 139*x^12*y^14 - 108*x^11*y^15 + 67*x^10*y^16 - 95*x^9*y^17 + 172*x^12*y^13 - 143*x^11*y^14 + 149*x^10*y^15 - 81*x^9*y^16 + 51*x^8*y^17 + 115*x^12*y^12 + 190*x^11*y^13 + 153*x^10*y^14 - 89*x^9*y^15 + 16*x^8*y^16 + 53*x^7*y^17 + 160*x^12*y^11 - 100*x^11*y^12 - 47*x^10*y^13 - 52*x^9*y^14 + 137*x^8*y^15 - 36*x^7*y^16 - 184*x^6*y^17 - 42*x^12*y^10 - 52*x^11*y^11 + 75*x^10*y^12 - 162*x^9*y^13 + 125*x^8*y^14 + 116*x^7*y^15 + 50*x^6*y^16 + 22*x^5*y^17 - 160*x^12*y^9 + 112*x^11*y^10 + 55*x^10*y^11 + 188*x^9*y^12 + 148*x^8*y^13 + 154*x^7*y^14 - 118*x^6*y^15 - 144*x^5*y^16 + 72*x^4*y^17 - 37*x^12*y^8 - 14*x^11*y^9 - 53*x^10*y^10 - 164*x^9*y^11 - 57*x^8*y^12 - 131*x^7*y^13 - 36*x^6*y^14 - 126*x^5*y^15 - 73*x^4*y^16 - 186*x^3*y^17 - 44*x^12*y^7 - 177*x^11*y^8 + 48*x^10*y^9 - 101*x^9*y^10 + 175*x^8*y^11 - 151*x^7*y^12 + 13*x^6*y^13 - 75*x^5*y^14 - 143*x^4*y^15 + 110*x^3*y^16 - 16*x^2*y^17 + 21*x^12*y^6 - 25*x^11*y^7 + 44*x^10*y^8 + 58*x^9*y^9 - 168*x^8*y^10 + 93*x^7*y^11 + 18*x^6*y^12 - 186*x^5*y^13 - 190*x^4*y^14 - 90*x^3*y^15 - 53*x^2*y^16 - 124*x*y^17 - 170*x^12*y^5 + 164*x^10*y^7 - 134*x^9*y^8 + 105*x^8*y^9 - 18*x^7*y^10 + 4*x^6*y^11 - 102*x^5*y^12 - 3*x^4*y^13 - 155*x^3*y^14 + 179*x^2*y^15 + 79*x*y^16 - 112*y^17 - 28*x^12*y^4 - 130*x^11*y^5 + x^10*y^6 - 29*x^9*y^7 + 188*x^8*y^8 - 116*x^7*y^9 - 28*x^6*y^10 - 154*x^5*y^11 - 82*x^4*y^12 - 180*x^3*y^13 - 103*x^2*y^14 + 50*x*y^15 + 146*y^16 - 176*x^12*y^3 - 144*x^11*y^4 + 161*x^10*y^5 + 148*x^9*y^6 - 18*x^8*y^7 - 181*x^7*y^8 - 146*x^6*y^9 + 92*x^5*y^10 + 76*x^4*y^11 - 59*x^3*y^12 + 154*x^2*y^13 + 40*x*y^14 + 84*y^15 + 81*x^12*y^2 + 69*x^11*y^3 - 135*x^10*y^4 + 187*x^9*y^5 + 31*x^8*y^6 + 35*x^7*y^7 - 94*x^6*y^8 - 19*x^5*y^9 - 60*x^4*y^10 - 53*x^3*y^11 - 174*x^2*y^12 + 24*x*y^13 + 180*y^14 - 98*x^12*y - 42*x^11*y^2 - 64*x^10*y^3 - 49*x^9*y^4 - 108*x^8*y^5 + 86*x^7*y^6 + 135*x^6*y^7 - 99*x^5*y^8 + 53*x^4*y^9 - 176*x^3*y^10 - 29*x^2*y^11 + 25*x*y^12 - 152*y^13 + 138*x^12 + 74*x^11*y - 74*x^10*y^2 + 161*x^9*y^3 + 70*x^8*y^4 + 151*x^7*y^5 - 20*x^6*y^6 - 106*x^5*y^7 - 56*x^4*y^8 - 83*x^3*y^9 - 96*x^2*y^10 - 92*x*y^11 - 188*y^12 + 79*x^11 + 19*x^10*y - 16*x^9*y^2 + 8*x^8*y^3 + 91*x^7*y^4 + 166*x^6*y^5 - 93*x^5*y^6 - 191*x^4*y^7 + 102*x^3*y^8 + 111*x^2*y^9 + 28*x*y^10 - 169*y^11 + 74*x^10 - 90*x^9*y - 2*x^8*y^2 - 66*x^7*y^3 - 84*x^6*y^4 + 147*x^5*y^5 - 52*x^4*y^6 - 58*x^3*y^7 + 8*x^2*y^8 - 148*x*y^9 - 89*y^10 + 115*x^9 + 54*x^8*y - 127*x^7*y^2 - 60*x^6*y^3 - 149*x^5*y^4 + 87*x^4*y^5 + 131*x^3*y^6 - 42*x^2*y^7 + 142*x*y^8 - 42*y^9 - 105*x^8 + 177*x^7*y - 179*x^6*y^2 - 170*x^5*y^3 + 7*x^4*y^4 - 128*x^3*y^5 - 77*x^2*y^6 - 150*x*y^7 + 133*y^8 + 4*x^7 + 41*x^6*y + 142*x^5*y^2 + 47*x^4*y^3 - 38*x^3*y^4 - 128*x^2*y^5 - 152*x*y^6 - 21*y^7 + 169*x^6 - 64*x^5*y - 188*x^4*y^2 - 168*x^3*y^3 - 106*x^2*y^4 - 112*x*y^5 + 118*y^6 - 164*x^5 + 58*x^4*y + 67*x^3*y^2 + 66*x^2*y^3 + 116*x*y^4 + 144*y^5 - 2*x^4 + 45*x^3*y + 30*x^2*y^2 - 162*x*y^3 + 80*y^4 - 33*x^3 - 3*x^2*y + 10*x*y^2 + 148*y^3 + 105*x^2 - 163*x*y + 95*y^2 - 67*x - 150*y + 117, 1)] </text:span></text:p>
      <text:p text:style-name="P4"><text:span text:style-name="T2"/></text:p>
      <text:p text:style-name="P4"><text:span text:style-name="T2">factors list length: 3 </text:span></text:p>
      <text:p text:style-name="P4"><text:span text:style-name="T2"/></text:p>
      <text:p text:style-name="P4"><text:span text:style-name="T2">Final List: [-x - 2, 7*x^6 + 4*x^5 + 6*x^4 + 3*x^3 + 2*x^2 + 2*x + 5]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oft-page-break/><text:span text:style-name="T2">K: 8 </text:span></text:p>
      <text:p text:style-name="P5"><text:span text:style-name="T2">N: 373 </text:span></text:p>
      <text:p text:style-name="P5"><text:span text:style-name="T2">Q: 379 </text:span></text:p>
      <text:p text:style-name="P5"><text:span text:style-name="T2">Number of Errors: 64 </text:span></text:p>
      <text:p text:style-name="P5"><text:span text:style-name="T2"/></text:p>
      <text:p text:style-name="P5"><text:span text:style-name="T2">Polynomial representation: [4, 4, 1, 6, 2, 4, 3, 1] </text:span></text:p>
      <text:p text:style-name="P5"><text:span text:style-name="T2"/></text:p>
      <text:p text:style-name="P5"><text:span text:style-name="T2">factorized Poly: </text:span></text:p>
      <text:p text:style-name="P5"><text:span text:style-name="T2">[(x + y + 7, 1), (-4*x^7 - 4*x^6 - x^5 - 6*x^4 - 2*x^3 - 4*x^2 - 3*x + y - 1, 1), (x^11*y^17 + 121*x^11*y^16 + 10*x^10*y^17 + 178*x^11*y^15 + 12*x^10*y^16 + 140*x^9*y^17 - 64*x^11*y^14 + 145*x^10*y^15 - 8*x^9*y^16 + 142*x^8*y^17 + 35*x^11*y^13 + 38*x^10*y^14 - 91*x^9*y^15 + 37*x^8*y^16 - 25*x^7*y^17 + 150*x^11*y^12 + 15*x^10*y^13 + 158*x^9*y^14 - 76*x^8*y^15 + 30*x^7*y^16 - 78*x^6*y^17 - 115*x^11*y^11 - 130*x^10*y^12 + 148*x^9*y^13 + 130*x^8*y^14 + 68*x^7*y^15 - 141*x^6*y^16 + 185*x^5*y^17 - 2*x^11*y^10 - 52*x^10*y^11 + 69*x^9*y^12 - 11*x^8*y^13 + 38*x^7*y^14 + 109*x^6*y^15 - 158*x^5*y^16 - 90*x^4*y^17 - 34*x^11*y^9 + 102*x^10*y^10 + 92*x^9*y^11 - 151*x^8*y^12 + 88*x^7*y^13 - 96*x^6*y^14 + 40*x^5*y^15 - 109*x^4*y^16 - 175*x^3*y^17 + 122*x^11*y^8 - 159*x^10*y^9 + 36*x^9*y^10 + 55*x^8*y^11 - 104*x^7*y^12 - 100*x^6*y^13 - 26*x^5*y^14 + 141*x^4*y^15 + 150*x^3*y^16 - 8*x^2*y^17 - 18*x^11*y^7 + 43*x^10*y^8 - 18*x^9*y^9 - 50*x^8*y^10 + 87*x^7*y^11 + 124*x^6*y^12 - 60*x^5*y^13 + 100*x^4*y^14 - 81*x^3*y^15 - 179*x^2*y^16 - 42*x*y^17 + 189*x^11*y^6 + 174*x^10*y^7 + 88*x^9*y^8 + 141*x^8*y^9 + 154*x^7*y^10 + 134*x^6*y^11 + 42*x^5*y^12 - 78*x^4*y^13 + 131*x^2*y^15 - 141*x*y^16 + 122*y^17 + 6*x^11*y^5 + 180*x^10*y^6 + 132*x^9*y^7 + 97*x^8*y^8 + 18*x^7*y^9 - 41*x^6*y^10 - 71*x^5*y^11 + 17*x^4*y^12 + 77*x^3*y^13 + 56*x^2*y^14 + 178*x*y^15 - 13*y^16 + 147*x^11*y^4 - 27*x^10*y^5 + 106*x^9*y^6 + 136*x^8*y^7 + 46*x^7*y^8 - 138*x^6*y^9 + 180*x^5*y^10 + 73*x^4*y^11 + 181*x^3*y^12 - 151*x^2*y^13 - 98*x*y^14 + 174*y^15 - 141*x^11*y^3 + 134*x^10*y^4 + 132*x^9*y^5 + 101*x^8*y^6 + 128*x^7*y^7 + 83*x^6*y^8 + 66*x^5*y^9 + 19*x^4*y^10 + 130*x^3*y^11 - 179*x^2*y^12 - 19*x*y^13 + 2*y^14 - 115*x^11*y^2 + 9*x^10*y^3 + 3*x^9*y^4 - 101*x^8*y^5 + 70*x^7*y^6 + 142*x^6*y^7 - 72*x^5*y^8 + 130*x^4*y^9 - 116*x^3*y^10 + 116*x^2*y^11 - 11*x*y^12 + 69*y^13 + 159*x^11*y - 179*x^10*y^2 - 144*x^9*y^3 + 171*x^8*y^4 - 122*x^7*y^5 - 16*x^6*y^6 + 112*x^5*y^7 - 70*x^4*y^8 - 93*x^3*y^9 + 138*x^2*y^10 - 107*x*y^11 - 21*y^12 - 12*x^11 - 36*x^10*y + 130*x^9*y^2 + 81*x^8*y^3 - 63*x^7*y^4 + 31*x^6*y^5 + 98*x^5*y^6 + 157*x^4*y^7 + 59*x^3*y^8 + 157*x^2*y^9 + 184*x*y^10 - 149*y^11 - 69*x^10 - 47*x^9*y + 153*x^8*y^2 + 185*x^7*y^3 - 144*x^6*y^4 + 82*x^5*y^5 + 159*x^4*y^6 - 185*x^3*y^7 + 129*x^2*y^8 + 153*x*y^9 - 11*y^10 - 138*x^9 - 137*x^8*y - 24*x^7*y^2 + 65*x^6*y^3 + 146*x^5*y^4 - 140*x^4*y^5 + 125*x^3*y^6 + 93*x^2*y^7 + 69*x*y^8 + 160*y^9 + 36*x^8 - 159*x^7*y - 15*x^6*y^2 - 17*x^5*y^3 - 137*x^4*y^4 + 161*x^3*y^5 - 121*x^2*y^6 - 171*x*y^7 + 100*y^8 - 33*x^7 - 17*x^6*y + 97*x^5*y^2 - 17*x^4*y^3 - 42*x^3*y^4 - 91*x^2*y^5 - 178*x*y^6 + 141*y^7 - 124*x^6 + 134*x^5*y + 178*x^4*y^2 - 102*x^3*y^3 - 98*x^2*y^4 + 28*x*y^5 - 146*y^6 + 181*x^5 + 24*x^4*y + 24*x^3*y^2 + 140*x^2*y^3 - 142*x*y^4 - 32*y^5 - 55*x^4 - 168*x^3*y + 35*x^2*y^2 - 179*x*y^3 - 72*y^4 - 30*x^3 + 160*x^2*y + 49*x*y^2 - 171*y^3 + 174*x^2 - 96*x*y + 143*y^2 - 45*x - 160*y + 66, 1)] </text:span></text:p>
      <text:p text:style-name="P5"><text:span text:style-name="T2"/></text:p>
      <text:p text:style-name="P5"><text:span text:style-name="T2">factors list length: 3 </text:span></text:p>
      <text:p text:style-name="P5"><text:span text:style-name="T2"/></text:p>
      <text:p text:style-name="P5"><text:span text:style-name="T2">Final List: [-x - 7, 4*x^7 + 4*x^6 + x^5 + 6*x^4 + 2*x^3 + 4*x^2 + 3*x + 1]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>K: 9 </text:span></text:p>
      <text:p text:style-name="P5"><text:span text:style-name="T2">N: 616 </text:span></text:p>
      <text:p text:style-name="P5"><text:span text:style-name="T2">Q: 617 </text:span></text:p>
      <text:p text:style-name="P5"><text:span text:style-name="T2">Number of Errors: 170 </text:span></text:p>
      <text:p text:style-name="P5"><text:span text:style-name="T2"/></text:p>
      <text:p text:style-name="P5"><text:span text:style-name="T2">Polynomial representation: [1, 3, 3, 5, 4, 7, 9, 9, 1] </text:span></text:p>
      <text:p text:style-name="P5"><text:span text:style-name="T2"/></text:p>
      <text:p text:style-name="P5"><text:span text:style-name="T2">factorized Poly: </text:span></text:p>
      <text:p text:style-name="P5"><text:span text:style-name="T2">[(x + y + 2, 1), (-x^8 - 3*x^7 - 3*x^6 - 5*x^5 - 4*x^4 - 7*x^3 - 9*x^2 - 9*x + y - 1, 1), (x^15*y^22 + 88*x^15*y^21 + 231*x^14*y^22 + 29*x^15*y^20 + 4*x^14*y^21 - 243*x^13*y^22 - 223*x^15*y^19 - 82*x^14*y^20 + 78*x^13*y^21 - 256*x^12*y^22 - 52*x^15*y^18 - 40*x^14*y^19 - 139*x^13*y^20 - 107*x^12*y^21 - 25*x^11*y^22 - 145*x^15*y^17 - 83*x^14*y^18 + 154*x^13*y^19 - 14*x^12*y^20 + 42*x^11*y^21 - 300*x^10*y^22 - 180*x^15*y^16 + 190*x^14*y^17 - 85*x^13*y^18 - 197*x^12*y^19 + 272*x^11*y^20 + 3*x^10*y^21 + 133*x^9*y^22 + 235*x^15*y^15 + 171*x^14*y^16 + 8*x^13*y^17 - 297*x^12*y^18 - 101*x^11*y^19 - 47*x^10*y^20 + 243*x^9*y^21 - 7*x^8*y^22 + 129*x^15*y^14 - 252*x^14*y^15 + 207*x^13*y^16 - 192*x^12*y^17 + 271*x^11*y^18 + 23*x^10*y^19 - 53*x^9*y^20 + 49*x^8*y^21 + 76*x^7*y^22 - 275*x^15*y^13 + 191*x^14*y^14 - 40*x^13*y^15 - 203*x^12*y^16 - 81*x^11*y^17 + 221*x^10*y^18 + 6*x^9*y^19 + 144*x^8*y^20 + 34*x^7*y^21 + 20*x^6*y^22 + 75*x^15*y^12 - 288*x^14*y^13 - 195*x^13*y^14 + 203*x^12*y^15 - 64*x^11*y^16 - 296*x^10*y^17 + 282*x^9*y^18 - 216*x^8*y^19 - 108*x^7*y^20 + 25*x^6*y^21 - 301*x^5*y^22 + 280*x^15*y^11 + 123*x^14*y^12 + 26*x^13*y^13 + 267*x^12*y^14 - 26*x^11*y^15 - 205*x^10*y^16 - 260*x^9*y^17 - 306*x^8*y^18 + 85*x^7*y^19 - 233*x^6*y^20 + 125*x^5*y^21 - 95*x^4*y^22 - 283*x^15*y^10 + 297*x^14*y^11 - 11*x^13*y^12 - 26*x^12*y^13 + 206*x^11*y^14 + 241*x^10*y^15 - 273*x^9*y^16 - 114*x^8*y^17 + 213*x^7*y^18 + 270*x^6*y^19 + 53*x^5*y^20 - 241*x^4*y^21 - 280*x^3*y^22 - 240*x^15*y^9 - 54*x^14*y^10 + 287*x^13*y^11 + 149*x^12*y^12 + 261*x^11*y^13 - 244*x^10*y^14 + 184*x^9*y^15 - 234*x^8*y^16 - 87*x^7*y^17 - 261*x^6*y^18 + 118*x^5*y^19 + 197*x^4*y^20 - 308*x^3*y^21 + 302*x^2*y^22 - 262*x^15*y^8 - 268*x^14*y^9 + 17*x^13*y^10 + 284*x^12*y^11 - 270*x^11*y^12 + 30*x^10*y^13 + 205*x^9*y^14 - 264*x^8*y^15 - 230*x^7*y^16 + 114*x^6*y^17 + 304*x^5*y^18 + 82*x^4*y^19 + 144*x^3*y^20 - 83*x^2*y^21 + 204*x*y^22 + 182*x^15*y^7 - 152*x^14*y^8 + 61*x^13*y^9 - 267*x^12*y^10 + 141*x^11*y^11 + 247*x^10*y^12 + 297*x^9*y^13 - 15*x^8*y^14 - 38*x^7*y^15 - 11*x^6*y^16 - 173*x^5*y^17 + 58*x^4*y^18 - 82*x^3*y^19 + 127*x^2*y^20 + 64*x*y^21 - 29*y^22 - 10*x^15*y^6 + 93*x^14*y^7 - 159*x^13*y^8 + 236*x^12*y^9 - 194*x^11*y^10 + 58*x^10*y^11 + 192*x^9*y^12 - 177*x^8*y^13 - 282*x^7*y^14 - 308*x^6*y^15 - 122*x^5*y^16 - 86*x^4*y^17 + 208*x^3*y^18 + 11*x^2*y^19 + 67*x*y^20 - 120*y^21 + 75*x^15*y^5 - 32*x^14*y^6 + 306*x^13*y^7 + 273*x^12*y^8 + 88*x^11*y^9 + 214*x^10*y^10 - 291*x^9*y^11 + 244*x^8*y^12 + 174*x^7*y^13 + 113*x^6*y^14 + 110*x^5*y^15 + 186*x^4*y^16 + 209*x^3*y^17 + 262*x^2*y^18 + 128*x*y^19 + 62*y^20 - 257*x^15*y^4 - 38*x^14*y^5 + 136*x^13*y^6 + 282*x^12*y^7 + 175*x^11*y^8 + 159*x^10*y^9 + 183*x^9*y^10 + 150*x^8*y^11 + 238*x^7*y^12 + 84*x^6*y^13 - 87*x^5*y^14 - 240*x^4*y^15 + 12*x^3*y^16 - 261*x^2*y^17 + 2*x*y^18 - 302*y^19 - 32*x^15*y^3 + 180*x^14*y^4 - 207*x^13*y^5 - 198*x^12*y^6 + 118*x^11*y^7 + 4*x^10*y^8 - 269*x^9*y^9 + 86*x^8*y^10 + 195*x^7*y^11 - 206*x^6*y^12 - 274*x^5*y^13 - 96*x^4*y^14 + 132*x^3*y^15 + 21*x^2*y^16 - 225*x*y^17 - 191*y^18 + 6*x^15*y^2 + 13*x^14*y^3 - 297*x^13*y^4 + 181*x^12*y^5 + 146*x^11*y^6 - 301*x^10*y^7 + 302*x^9*y^8 + 193*x^8*y^9 + 36*x^7*y^10 + 165*x^6*y^11 - 38*x^5*y^12 + 124*x^4*y^13 + 56*x^3*y^14 - 218*x^2*y^15 + 83*x*y^16 + 204*y^17 + 138*x^15*y + 126*x^14*y^2 - 52*x^13*y^3 - 245*x^12*y^4 + 125*x^11*y^5 + 56*x^10*y^6 + 109*x^9*y^7 - 156*x^8*y^8 + 33*x^7*y^9 + 242*x^6*y^10 + 216*x^5*y^11 - 255*x^4*y^12 + 14*x^3*y^13 + 243*x^2*y^14 - 111*x*y^15 + 31*y^16 - 247*x^15 + 12*x^14*y - 213*x^13*y^2 + 31*x^12*y^3 + 145*x^11*y^4 + 138*x^10*y^5 - 37*x^9*y^6 + 268*x^8*y^7 - 244*x^7*y^8 + 69*x^6*y^9 + 135*x^5*y^10 - 268*x^4*y^11 - 302*x^3*y^12 - 174*x^2*y^13 + 180*x*y^14 - 240*y^15 + 196*x^14 - 200*x^13*y - 257*x^12*y^2 + 97*x^11*y^3 + 47*x^10*y^4 + 160*x^9*y^5 + 256*x^8*y^6 - 199*x^7*y^7 + 252*x^6*y^8 + 124*x^5*y^9 + 117*x^4*y^10 + 278*x^3*y^11 + 253*x^2*y^12 - 78*x*y^13 + 302*y^14 - 120*x^13 + 29*x^12*y + 265*x^11*y^2 + 175*x^10*y^3 - 269*x^9*y^4 + 7*x^8*y^5 - 98*x^7*y^6 - 98*x^6*y^7 - 100*x^5*y^8 - 94*x^4*y^9 - 231*x^3*y^10 - 257*x^2*y^11 - 80*x*y^12 - 165*y^13 + 154*x^12 + 255*x^11*y + 52*x^10*y^2 - 259*x^9*y^3 - 43*x^8*y^4 - 94*x^7*y^5 - 48*x^6*y^6 - 61*x^5*y^7 + 248*x^4*y^8 - 80*x^3*y^9 - 292*x^2*y^10 - 144*x*y^11 + 152*y^12 + 298*x^11 + 102*x^10*y + 76*x^9*y^2 - 47*x^8*y^3 - 158*x^7*y^4 - 224*x^6*y^5 + 198*x^5*y^6 + 224*x^4*y^7 - 232*x^3*y^8 - 111*x^2*y^9 + 250*x*y^10 + 135*y^11 + 208*x^10 - 135*x^9*y - 183*x^8*y^2 + 198*x^7*y^3 - 94*x^6*y^4 + 56*x^5*y^5 - 48*x^4*y^6 - 279*x^3*y^7 - 239*x^2*y^8 + 294*x*y^9 + 169*y^10 + 287*x^9 - 288*x^8*y - 54*x^7*y^2 + 175*x^6*y^3 - 21*x^5*y^4 + 147*x^4*y^5 + 107*x^3*y^6 - 161*x^2*y^7 - 94*x*y^8 + 101*y^9 - 263*x^8 + 243*x^7*y - 265*x^6*y^2 + 60*x^5*y^3 + 124*x^4*y^4 - 268*x^3*y^5 - 148*x^2*y^6 + 178*x*y^7 + 237*y^8 - 42*x^7 + 231*x^6*y - 235*x^5*y^2 + 228*x^4*y^3 - 88*x^3*y^4 + 63*x^2*y^5 + 155*x*y^6 - 35*y^7 + 229*x^6 + 204*x^5*y - 56*x^4*y^2 + 269*x^3*y^3 - 123*x^2*y^4 - 94*x*y^5 - 108*y^6 + 55*x^5 - 228*x^4*y + 19*x^3*y^2 + 25*x^2*y^3 - 110*x*y^4 + 38*y^5 - 120*x^4 - 112*x^3*y - 77*x^2*y^2 - 154*x*y^3 - 254*y^4 - 26*x^3 + 297*x^2*y + 216*x*y^2 - 287*y^3 - 198*x^2 + 276*x*y - 221*y^2 - 80*x + 264*y - 89, 1)] </text:span></text:p>
      <text:p text:style-name="P5"><text:span text:style-name="T2"/></text:p>
      <text:p text:style-name="P5"><text:span text:style-name="T2">factors list length: 3 </text:span></text:p>
      <text:p text:style-name="P5"><text:span text:style-name="T2"/></text:p>
      <text:p text:style-name="P5"><text:span text:style-name="T2">Final List: [-x - 2, x^8 + 3*x^7 + 3*x^6 + 5*x^5 + 4*x^4 + 7*x^3 + 9*x^2 + 9*x + 1]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>K: 10 </text:span></text:p>
      <text:p text:style-name="P5"><text:span text:style-name="T2">N: 637 </text:span></text:p>
      <text:p text:style-name="P5"><text:span text:style-name="T2">Q: 641 </text:span></text:p>
      <text:p text:style-name="P5"><text:span text:style-name="T2">Number of Errors: 133 </text:span></text:p>
      <text:p text:style-name="P5"><text:span text:style-name="T2"/></text:p>
      <text:p text:style-name="P5"><text:span text:style-name="T2">Polynomial representation: [9, 9, 5, 4, 7, 8, 8, 6, 2, 7] </text:span></text:p>
      <text:p text:style-name="P5"><text:span text:style-name="T2"/></text:p>
      <text:p text:style-name="P5"><text:span text:style-name="T2">factorized Poly: </text:span></text:p>
      <text:p text:style-name="P5"><text:span text:style-name="T2">[(x + y + 5, 1), (-9*x^9 - 9*x^8 - 5*x^7 - 4*x^6 - 7*x^5 - 8*x^4 - 8*x^3 - 6*x^2 - 2*x + y - 7, 1), (x^15*y^23 + 246*x^15*y^22 + 12*x^14*y^23 + 288*x^15*y^21 + 91*x^14*y^22 + 159*x^13*y^23 + 216*x^15*y^20 - 112*x^14*y^21 + 144*x^13*y^22 + 167*x^12*y^23 - 53*x^15*y^19 + 75*x^14*y^20 - 286*x^13*y^21 - 307*x^12*y^22 - 253*x^11*y^23 - 46*x^15*y^18 + 53*x^14*y^19 + 200*x^13*y^20 + 3*x^12*y^21 + 146*x^11*y^22 - 201*x^10*y^23 - 128*x^15*y^17 - 312*x^14*y^18 + 85*x^13*y^19 - 83*x^12*y^20 + 186*x^11*y^21 + 19*x^10*y^22 - 26*x^9*y^23 + 112*x^15*y^16 - 90*x^14*y^17 + 55*x^13*y^18 - 168*x^12*y^19 + 41*x^11*y^20 + 292*x^10*y^21 - 247*x^9*y^22 - 8*x^8*y^23 + 98*x^15*y^15 + 231*x^14*y^16 + 248*x^13*y^17 - 249*x^12*y^18 + 281*x^11*y^19 - 309*x^10*y^20 + 101*x^9*y^21 + 310*x^8*y^22 - 294*x^7*y^23 + 219*x^15*y^14 + 265*x^14*y^15 + 100*x^13*y^16 + 266*x^12*y^17 - 320*x^11*y^18 - 103*x^10*y^19 + 193*x^9*y^20 - 241*x^8*y^21 - 258*x^7*y^22 - 229*x^6*y^23 + 98*x^15*y^13 + 37*x^14*y^14 - 149*x^13*y^15 + 191*x^12*y^16 - 293*x^11*y^17 - 127*x^10*y^18 + 72*x^9*y^19 - 139*x^8*y^20 + 243*x^7*y^21 - 153*x^6*y^22 - 306*x^5*y^23 - 5*x^15*y^12 + 162*x^14*y^13 - 38*x^13*y^14 - 211*x^12*y^15 + 113*x^11*y^16 + 320*x^10*y^17 + 65*x^9*y^18 - 216*x^8*y^19 + 38*x^7*y^20 + 142*x^6*y^21 + 126*x^5*y^22 - 263*x^4*y^23 + 56*x^15*y^11 + 121*x^14*y^12 + 102*x^13*y^13 - 229*x^12*y^14 + 131*x^11*y^15 - 156*x^10*y^16 + 200*x^9*y^17 - 80*x^8*y^18 + 34*x^7*y^19 + 121*x^6*y^20 + 23*x^5*y^21 + 89*x^4*y^22 - 238*x^3*y^23 - 11*x^15*y^10 + 159*x^14*y^11 + 134*x^13*y^12 + 15*x^12*y^13 + 85*x^11*y^14 - 161*x^10*y^15 - 98*x^9*y^16 + 183*x^8*y^17 - 28*x^7*y^18 - 233*x^6*y^19 + 200*x^5*y^20 + 94*x^4*y^21 + 193*x^3*y^22 + 247*x^2*y^23 + 305*x^15*y^9 - 114*x^14*y^10 - 51*x^13*y^11 - 158*x^12*y^12 - 163*x^11*y^13 + 95*x^10*y^14 - 179*x^9*y^15 - 155*x^8*y^16 + 94*x^7*y^17 - 170*x^6*y^18 - 122*x^5*y^19 - 307*x^4*y^20 - 280*x^3*y^21 - 158*x^2*y^22 + 150*x*y^23 - 111*x^15*y^8 - 255*x^14*y^9 + 52*x^13*y^10 - 254*x^12*y^11 - 11*x^11*y^12 - 153*x^10*y^13 + 28*x^9*y^14 - 25*x^8*y^15 + 161*x^7*y^16 + 250*x^6*y^17 - 35*x^5*y^18 - 106*x^4*y^19 - 180*x^3*y^20 + 165*x^2*y^21 + 168*x*y^22 + 300*y^23 - 292*x^15*y^7 - 270*x^14*y^8 - 251*x^13*y^9 - 307*x^12*y^10 + 313*x^11*y^11 - 317*x^10*y^12 + 112*x^9*y^13 + 163*x^8*y^14 + 159*x^7*y^15 + 37*x^6*y^16 + 124*x^5*y^17 + 6*x^4*y^18 - x^3*y^19 - 225*x^2*y^20 - 206*x*y^21 + 5*y^22 - 180*x^15*y^6 + 20*x^14*y^7 + 227*x^13*y^8 + 319*x^12*y^9 + 66*x^11*y^10 + 276*x^10*y^11 + 170*x^9*y^12 - 117*x^8*y^13 - 24*x^7*y^14 + 11*x^6*y^15 + 301*x^5*y^16 - 134*x^4*y^17 + 79*x^3*y^18 - 15*x^2*y^19 + 38*x*y^20 + 254*y^21 - 286*x^15*y^5 - 137*x^14*y^6 - 251*x^13*y^7 - 219*x^12*y^8 - 311*x^11*y^9 + 190*x^10*y^10 + 192*x^9*y^11 + 140*x^8*y^12 + 252*x^7*y^13 + 68*x^6*y^14 + 71*x^5*y^15 - 151*x^4*y^16 + 194*x^3*y^17 + 285*x^2*y^18 - 210*x*y^19 + 42*y^20 + 130*x^15*y^4 - 56*x^14*y^5 + 241*x^13*y^6 + 251*x^12*y^7 - 169*x^11*y^8 - 57*x^10*y^9 - 8*x^9*y^10 + 297*x^8*y^11 + 75*x^7*y^12 - 165*x^6*y^13 + 159*x^5*y^14 - 109*x^4*y^15 - 69*x^3*y^16 - 132*x^2*y^17 - 299*x*y^18 + 244*x^15*y^3 - 281*x^14*y^4 - 306*x^13*y^5 + 281*x^12*y^6 + 87*x^11*y^7 - 287*x^10*y^8 - 297*x^9*y^9 - 209*x^8*y^10 - 91*x^7*y^11 + 134*x^6*y^12 - 241*x^5*y^13 + 101*x^4*y^14 + 126*x^3*y^15 + 12*x^2*y^16 - 68*x*y^17 + 188*y^18 + 134*x^15*y^2 - 98*x^14*y^3 + 191*x^13*y^4 + 295*x^12*y^5 + 226*x^11*y^6 + 96*x^10*y^7 - 31*x^9*y^8 + 135*x^8*y^9 + 67*x^7*y^10 - 157*x^6*y^11 + 315*x^5*y^12 + 118*x^4*y^13 - 306*x^3*y^14 + 296*x^2*y^15 + 22*x*y^16 - 265*y^17 - 82*x^15*y + 190*x^14*y^2 - 64*x^13*y^3 - 227*x^12*y^4 + 187*x^11*y^5 + 228*x^10*y^6 + 119*x^9*y^7 - 34*x^8*y^8 - 261*x^7*y^9 + 49*x^6*y^10 - 247*x^5*y^11 + 31*x^4*y^12 + 150*x^3*y^13 + 256*x^2*y^14 - 150*x*y^15 + 281*y^16 + 54*x^15 - 104*x^14*y - 40*x^13*y^2 - 265*x^12*y^3 - 153*x^11*y^4 + 272*x^10*y^5 + 267*x^9*y^6 + 283*x^8*y^7 - 129*x^7*y^8 + 180*x^6*y^9 + 206*x^5*y^10 + 274*x^4*y^11 + 191*x^3*y^12 - 288*x^2*y^13 - 261*x*y^14 + 261*y^15 - 50*x^14 + 30*x^13*y - 44*x^12*y^2 - 216*x^11*y^3 + 295*x^10*y^4 + 319*x^9*y^5 - 78*x^8*y^6 + 89*x^7*y^7 + 145*x^6*y^8 - 224*x^5*y^9 - 159*x^4*y^10 + 197*x^3*y^11 - 210*x^2*y^12 + 48*x*y^13 + 101*y^14 + 182*x^13 - 42*x^12*y + 43*x^11*y^2 - 34*x^10*y^3 + 293*x^9*y^4 + 71*x^8*y^5 - 297*x^7*y^6 - 303*x^6*y^7 + 67*x^5*y^8 - 3*x^4*y^9 - 58*x^3*y^10 + 27*x^2*y^11 + 92*x*y^12 - 278*y^13 - 21*x^12 + 301*x^11*y + 200*x^10*y^2 + 150*x^9*y^3 - 314*x^8*y^4 - 115*x^7*y^5 - 181*x^6*y^6 + 189*x^5*y^7 + 213*x^4*y^8 + 180*x^3*y^9 - 224*x^2*y^10 + 117*x*y^11 - 226*y^12 + 114*x^11 + 197*x^10*y + 273*x^9*y^2 + 19*x^8*y^3 + 100*x^7*y^4 + 106*x^6*y^5 + 170*x^5*y^6 + 78*x^4*y^7 + 213*x^3*y^8 + 274*x^2*y^9 - 314*x*y^10 + 74*y^11 + 18*x^10 - 174*x^9*y + 237*x^8*y^2 - 313*x^7*y^3 - 72*x^6*y^4 + 194*x^5*y^5 - 10*x^4*y^6 - 251*x^3*y^7 - 2*x^2*y^8 + 168*x*y^9 - 70*y^10 + 253*x^9 + 213*x^8*y + 260*x^7*y^2 - 88*x^6*y^3 - 283*x^5*y^4 - 242*x^4*y^5 - 20*x^3*y^6 - 2*x^2*y^7 + 221*x*y^8 - 114*y^9 - 50*x^8 + 116*x^7*y - 98*x^6*y^2 + 294*x^5*y^3 + 7*x^4*y^4 - 308*x^3*y^5 + 150*x^2*y^6 - 217*x*y^7 - 114*y^8 - 78*x^7 + 215*x^6*y + 109*x^5*y^2 + 268*x^4*y^3 + 27*x^3*y^4 - 316*x^2*y^5 - 137*x*y^6 + 269*y^7 - 135*x^6 + 84*x^5*y - 280*x^4*y^2 + 127*x^3*y^3 + 139*x^2*y^4 + 303*x*y^5 - 247*y^6 + 222*x^5 + 42*x^4*y - 19*x^3*y^2 + 313*x^2*y^3 - 108*x*y^4 - 53*y^5 - 291*x^4 - 255*x^3*y - 131*x^2*y^2 + 96*x*y^3 + 223*y^4 + 259*x^3 - 201*x^2*y + 76*x*y^2 - 127*y^3 - 102*x^2 - 70*x*y - 141*y^2 - 117*x - 240*y - 287, 1)] </text:span></text:p>
      <text:p text:style-name="P5"><text:span text:style-name="T2"/></text:p>
      <text:p text:style-name="P5"><text:span text:style-name="T2">factors list length: 3 </text:span></text:p>
      <text:p text:style-name="P5"><text:span text:style-name="T2"/></text:p>
      <text:p text:style-name="P5"><text:span text:style-name="T2">Final List: [-x - 5, 9*x^9 + 9*x^8 + 5*x^7 + 4*x^6 + 7*x^5 + 8*x^4 + 8*x^3 + 6*x^2 + 2*x + 7]</text:span></text:p>
      <text:p text:style-name="P5"><text:span text:style-name="T2"/></text:p>
      <text:p text:style-name="P5"><text:span text:style-name="T2"/></text:p>
      <text:p text:style-name="P5"><text:soft-page-break/><text:span text:style-name="T2">K: 11 </text:span></text:p>
      <text:p text:style-name="P5"><text:span text:style-name="T2">N: 723 </text:span></text:p>
      <text:p text:style-name="P5"><text:span text:style-name="T2">Q: 727 </text:span></text:p>
      <text:p text:style-name="P5"><text:span text:style-name="T2">Number of Errors: 132 </text:span></text:p>
      <text:p text:style-name="P5"><text:span text:style-name="T2">Polynomial representation: [4, 2, 7, 8, 8, 6, 8, 7, 1, 7, 8] </text:span></text:p>
      <text:p text:style-name="P5"><text:span text:style-name="T2"/></text:p>
      <text:p text:style-name="P5"><text:span text:style-name="T2">factorized Poly: [(x + y + 5, 1), (-4*x^10 - 2*x^9 - 7*x^8 - 8*x^7 - 8*x^6 - 6*x^5 - 8*x^4 - 7*x^3 - x^2 - 7*x + y - 8, 1), (x^15*y^24 - 202*x^15*y^23 - 44*x^14*y^24 - 234*x^15*y^22 - 60*x^14*y^23 - 26*x^13*y^24 - 153*x^15*y^21 - 229*x^14*y^22 + 160*x^13*y^23 - 306*x^12*y^24 - 200*x^15*y^20 + 17*x^14*y^21 - 54*x^13*y^22 - 280*x^12*y^23 - 88*x^11*y^24 - 29*x^15*y^19 + 164*x^14*y^20 - 173*x^13*y^21 + 319*x^12*y^22 + 156*x^11*y^23 - 336*x^10*y^24 + 345*x^15*y^18 - 163*x^14*y^19 - 15*x^13*y^20 + 145*x^12*y^21 + 280*x^11*y^22 + 92*x^10*y^23 + 110*x^9*y^24 + 181*x^15*y^17 - 324*x^14*y^18 + 122*x^13*y^19 - 243*x^12*y^20 + 207*x^11*y^21 - 206*x^10*y^22 + 355*x^9*y^23 + 13*x^8*y^24 - 332*x^15*y^16 - 109*x^14*y^17 - 342*x^13*y^18 - 126*x^12*y^19 - 128*x^11*y^20 + 242*x^10*y^21 + 178*x^9*y^22 + 311*x^8*y^23 - 80*x^7*y^24 - 85*x^15*y^15 - 347*x^14*y^16 + 49*x^13*y^17 - 356*x^12*y^18 - 100*x^11*y^19 - 205*x^10*y^20 + 3*x^9*y^21 - 275*x^8*y^22 + 188*x^7*y^23 + 39*x^6*y^24 - 332*x^15*y^14 + 326*x^14*y^15 - 236*x^13*y^16 - 85*x^12*y^17 - 59*x^11*y^18 - 88*x^10*y^19 - 47*x^9*y^20 + 111*x^8*y^21 - 184*x^7*y^22 - 227*x^6*y^23 - 324*x^5*y^24 + 160*x^15*y^13 + 301*x^14*y^14 - 23*x^13*y^15 + 77*x^12*y^16 + 301*x^11*y^17 + 41*x^10*y^18 + 301*x^9*y^19 - 84*x^8*y^20 + 262*x^7*y^21 + 336*x^6*y^22 - 174*x^5*y^23 - 66*x^4*y^24 - 168*x^15*y^12 - 30*x^14*y^13 - 8*x^13*y^14 + 67*x^12*y^15 + 241*x^11*y^16 - 211*x^10*y^17 - 193*x^9*y^18 + 97*x^8*y^19 - 257*x^7*y^20 - 171*x^6*y^21 + 67*x^5*y^22 + 48*x^4*y^23 + 96*x^3*y^24 - 24*x^15*y^11 - 288*x^14*y^12 + 190*x^13*y^13 - 321*x^12*y^14 + 91*x^11*y^15 - 351*x^10*y^16 + 308*x^9*y^17 + 153*x^8*y^18 - 47*x^7*y^19 + 10*x^6*y^20 - 6*x^5*y^21 - 76*x^4*y^22 + 238*x^3*y^23 - 221*x^2*y^24 - 330*x^15*y^10 - 202*x^14*y^11 - 152*x^13*y^12 + 58*x^12*y^13 - 144*x^11*y^14 + 98*x^10*y^15 + 258*x^9*y^16 + 178*x^8*y^17 - 342*x^7*y^18 - 274*x^6*y^19 + 106*x^5*y^20 + 258*x^4*y^21 - 195*x^3*y^22 + 310*x^2*y^23 - 158*x*y^24 + 208*x^15*y^9 + 124*x^14*y^10 + 216*x^13*y^11 - 240*x^12*y^12 - 227*x^11*y^13 + 275*x^10*y^14 + 253*x^9*y^15 + 116*x^8*y^16 + 228*x^7*y^17 - 249*x^6*y^18 + 166*x^5*y^19 + 287*x^4*y^20 - 328*x^3*y^21 - 217*x^2*y^22 - 13*x*y^23 - 157*y^24 + 34*x^15*y^8 - 361*x^14*y^9 + 141*x^13*y^10 - 49*x^12*y^11 + 284*x^11*y^12 - 340*x^10*y^13 - 29*x^9*y^14 + 313*x^8*y^15 + 97*x^7*y^16 + 159*x^6*y^17 + 101*x^5*y^18 - 216*x^4*y^19 + 202*x^3*y^20 + 345*x^2*y^21 - 202*x*y^22 - 272*y^23 - 232*x^15*y^7 - 5*x^14*y^8 + 96*x^13*y^9 - 172*x^12*y^10 + 23*x^11*y^11 - 211*x^10*y^12 + 196*x^9*y^13 - 226*x^8*y^14 - 222*x^7*y^15 - 257*x^6*y^16 + 35*x^5*y^17 - 12*x^4*y^18 - 356*x^3*y^19 - 32*x^2*y^20 - 146*x*y^21 + 174*y^22 - 166*x^15*y^6 + 88*x^14*y^7 - 80*x^13*y^8 + 27*x^12*y^9 - 242*x^11*y^10 + 41*x^10*y^11 + 16*x^9*y^12 + 282*x^8*y^13 - 335*x^7*y^14 + 245*x^6*y^15 + 280*x^5*y^16 + 3*x^4*y^17 + 68*x^3*y^18 - 283*x^2*y^19 + 65*x*y^20 - 180*y^21 + 108*x^15*y^5 + 70*x^14*y^6 + 257*x^13*y^7 + 202*x^12*y^8 + 51*x^11*y^9 - 306*x^10*y^10 + 259*x^9*y^11 - 230*x^8*y^12 - 54*x^7*y^13 - 264*x^6*y^14 - 44*x^5*y^15 - 234*x^4*y^16 + 53*x^3*y^17 - 61*x^2*y^18 - 310*x*y^19 - 123*y^20 + 220*x^15*y^4 - 207*x^14*y^5 - 8*x^13*y^6 + 61*x^12*y^7 + 26*x^11*y^8 - 291*x^10*y^9 + 51*x^9*y^10 - 76*x^8*y^11 - 297*x^7*y^12 - 39*x^6*y^13 + 206*x^5*y^14 - 244*x^4*y^15 + 49*x^3*y^16 + 168*x^2*y^17 - 324*x*y^18 - 299*y^19 + 34*x^15*y^3 + 120*x^14*y^4 + 125*x^13*y^5 - 182*x^12*y^6 + 348*x^11*y^7 + 305*x^10*y^8 + 30*x^9*y^9 - 2*x^8*y^10 + 17*x^7*y^11 - 296*x^6*y^12 + 310*x^5*y^13 - 102*x^4*y^14 - 80*x^3*y^15 + 132*x^2*y^16 - 63*x*y^17 - y^18 - 39*x^15*y^2 + 289*x^14*y^3 + 79*x^13*y^4 - 180*x^12*y^5 + 267*x^11*y^6 + 125*x^10*y^7 + 5*x^9*y^8 - 256*x^8*y^9 - 143*x^7*y^10 + 193*x^6*y^11 + 233*x^5*y^12 + 188*x^4*y^13 + 318*x^3*y^14 - 64*x^2*y^15 + 89*x*y^16 - 331*y^17 + 69*x^15*y + 166*x^14*y^2 + 284*x^13*y^3 - 159*x^12*y^4 - 127*x^11*y^5 + 300*x^10*y^6 + 61*x^9*y^7 - 123*x^8*y^8 + 103*x^7*y^9 + 289*x^6*y^10 - 220*x^5*y^11 + 245*x^4*y^12 + 206*x^3*y^13 - 346*x^2*y^14 - 147*x*y^15 - 306*y^16 + 242*x^15 + 129*x^14*y + 215*x^13*y^2 - 190*x^12*y^3 + 158*x^11*y^4 + 319*x^10*y^5 - 297*x^9*y^6 + 187*x^8*y^7 - 208*x^7*y^8 - 39*x^6*y^9 + 308*x^5*y^10 + 162*x^4*y^11 + 60*x^3*y^12 + 338*x^2*y^13 + 250*x*y^14 - 345*y^15 + 335*x^14 - 127*x^13*y - 161*x^12*y^2 - 278*x^11*y^3 - 79*x^10*y^4 - 134*x^9*y^5 + 98*x^8*y^6 + 303*x^7*y^7 + 23*x^6*y^8 - 231*x^5*y^9 - 286*x^4*y^10 - 143*x^3*y^11 + 95*x^2*y^12 - 16*x*y^13 - 189*y^14 - 194*x^13 + 218*x^12*y + 62*x^11*y^2 - 213*x^10*y^3 + 86*x^9*y^4 + 68*x^8*y^5 + 195*x^7*y^6 + 38*x^6*y^7 + 272*x^5*y^8 - 291*x^4*y^9 + 203*x^3*y^10 - 115*x^2*y^11 - 45*x*y^12 + 173*y^13 + 359*x^12 - 303*x^11*y - 243*x^10*y^2 + 37*x^9*y^3 - 5*x^8*y^4 + 50*x^7*y^5 - 35*x^6*y^6 - 351*x^5*y^7 - 211*x^4*y^8 - 349*x^3*y^9 - 238*x^2*y^10 + 41*x*y^11 + 229*y^12 - 239*x^11 - 244*x^10*y + 56*x^9*y^2 - 288*x^8*y^3 + 359*x^7*y^4 - 257*x^6*y^5 + 159*x^5*y^6 - 180*x^4*y^7 + 15*x^3*y^8 - 157*x^2*y^9 + 14*x*y^10 + 337*y^11 - 108*x^10 + 312*x^9*y + 345*x^8*y^2 - 102*x^7*y^3 + 118*x^6*y^4 + 14*x^5*y^5 - 226*x^4*y^6 + 47*x^3*y^7 - 281*x^2*y^8 + 137*x*y^9 - 7*y^10 - 47*x^9 - 260*x^8*y + 121*x^7*y^2 - 27*x^6*y^3 + 276*x^5*y^4 - 73*x^4*y^5 + 44*x^3*y^6 - 279*x^2*y^7 - 354*y^9 - 234*x^8 + 261*x^7*y + 206*x^6*y^2 - 108*x^5*y^3 + 348*x^4*y^4 + 94*x^3*y^5 + 266*x^2*y^6 - 346*x*y^7 + 112*y^8 - 136*x^7 - 145*x^6*y - 138*x^5*y^2 - 264*x^4*y^3 - 226*x^3*y^4 - 107*x^2*y^5 + 77*x*y^6 - 11*y^7 - 363*x^6 - 39*x^5*y + 229*x^4*y^2 + 122*x^3*y^3 - 83*x^2*y^4 + 241*x*y^5 + 85*y^6 - 126*x^5 - 284*x^4*y + 286*x^3*y^2 + 200*x^2*y^3 - 195*x*y^4 - 185*y^5 + 211*x^4 + 353*x^3*y + 149*x^2*y^2 - 5*x*y^3 - 63*y^4 - 144*x^3 - 274*x^2*y - 79*x*y^2 - 319*y^3 + 82*x^2 - 120*x*y + 158*y^2 + 77*x + 73*y - 4, 1)] </text:span></text:p>
      <text:p text:style-name="P5"><text:span text:style-name="T2"/></text:p>
      <text:p text:style-name="P5"><text:span text:style-name="T2">factors list length: 3 </text:span></text:p>
      <text:p text:style-name="P5"><text:span text:style-name="T2">Final List: </text:span></text:p>
      <text:p text:style-name="P5"><text:span text:style-name="T2">[-x - 5, 4*x^10 + 2*x^9 + 7*x^8 + 8*x^7 + 8*x^6 + 6*x^5 + 8*x^4 + 7*x^3 + x^2 + 7*x + 8]</text:span></text:p>
      <text:p text:style-name="P5"><text:span text:style-name="T2"/></text:p>
      <text:p text:style-name="P5"><text:soft-page-break/><text:span text:style-name="T2">K: 12 </text:span></text:p>
      <text:p text:style-name="P5"><text:span text:style-name="T2">N: 742 </text:span></text:p>
      <text:p text:style-name="P5"><text:span text:style-name="T2">Q: 743 </text:span></text:p>
      <text:p text:style-name="P5"><text:span text:style-name="T3">Number of Errors:</text:span><text:span text:style-name="T2"> 89 </text:span></text:p>
      <text:p text:style-name="P5"><text:span text:style-name="T3">Polynomial representation:</text:span><text:span text:style-name="T2"> [7, 5, 5, 12, 6, 1, 11, 3, 6, 3, 8, 7] </text:span></text:p>
      <text:p text:style-name="P5"><text:span text:style-name="T3">factorized Poly:</text:span><text:span text:style-name="T2"> [(x + y + 2, 1), (-7*x^11 - 5*x^10 - 5*x^9 - 12*x^8 - 6*x^7 - x^6 - 11*x^5 - 3*x^4 - 6*x^3 - 3*x^2 - 8*x + y - 7, 1), (x^15*y^25 + 50*x^15*y^24 + 180*x^14*y^25 + 191*x^15*y^23 - 369*x^14*y^24 + 361*x^13*y^25 - 284*x^15*y^22 - 159*x^14*y^23 + 140*x^13*y^24 - 24*x^12*y^25 + 310*x^15*y^21 - 332*x^14*y^22 - 348*x^13*y^23 - 233*x^12*y^24 - 230*x^11*y^25 + 361*x^15*y^20 - 283*x^14*y^21 + 352*x^13*y^22 + 84*x^12*y^23 + 254*x^11*y^24 - 324*x^10*y^25 + 38*x^15*y^19 - 358*x^14*y^20 - 198*x^13*y^21 + 89*x^12*y^22 + 366*x^11*y^23 - 173*x^10*y^24 - 264*x^9*y^25 + 354*x^15*y^18 + 172*x^14*y^19 + 201*x^13*y^20 - 40*x^12*y^21 - 317*x^11*y^22 + 302*x^10*y^23 - 67*x^9*y^24 + 84*x^8*y^25 + 284*x^15*y^17 + 204*x^14*y^18 - 311*x^13*y^19 + 60*x^12*y^20 + 96*x^11*y^21 + 200*x^10*y^22 - 294*x^9*y^23 - 145*x^8*y^24 - 353*x^7*y^25 + 131*x^15*y^16 - 129*x^14*y^17 + 79*x^13*y^18 - 47*x^12*y^19 - 281*x^11*y^20 - 337*x^10*y^21 - 153*x^9*y^22 + 104*x^8*y^23 - 212*x^7*y^24 - 122*x^6*y^25 - 358*x^15*y^15 - 256*x^14*y^16 - 315*x^13*y^17 - 309*x^12*y^18 - 234*x^11*y^19 + 134*x^10*y^20 + 128*x^9*y^21 + 318*x^8*y^22 - 67*x^7*y^23 - 201*x^6*y^24 + 243*x^5*y^25 + 3*x^15*y^14 + 144*x^14*y^15 + 62*x^13*y^16 - 336*x^12*y^17 + 298*x^11*y^18 + 286*x^10*y^19 + 333*x^9*y^20 + 370*x^8*y^21 + 75*x^7*y^22 + 333*x^6*y^23 + 263*x^5*y^24 + 78*x^4*y^25 - 243*x^15*y^13 - 328*x^14*y^14 + 129*x^13*y^15 + 270*x^12*y^16 - 127*x^11*y^17 + 140*x^10*y^18 - 188*x^9*y^19 + 214*x^8*y^20 - 346*x^7*y^21 - 310*x^6*y^22 - 132*x^5*y^23 - 38*x^4*y^24 + 74*x^3*y^25 - 13*x^15*y^12 - 146*x^14*y^13 + 211*x^13*y^14 - 85*x^12*y^15 + 318*x^11*y^16 + 138*x^10*y^17 + 229*x^9*y^18 - 201*x^8*y^19 - 224*x^7*y^20 + 19*x^6*y^21 - 8*x^5*y^22 - 151*x^4*y^23 - 163*x^3*y^24 + 34*x^2*y^25 - 257*x^15*y^11 - 20*x^14*y^12 - 212*x^13*y^13 + 261*x^12*y^14 + 115*x^11*y^15 + 251*x^10*y^16 + 296*x^9*y^17 - 166*x^8*y^18 - 26*x^7*y^19 - 38*x^6*y^20 - 194*x^5*y^21 + 18*x^4*y^22 - 17*x^3*y^23 - 290*x^2*y^24 - 170*x*y^25 - 11*x^15*y^10 - 234*x^14*y^11 + 193*x^13*y^12 + 121*x^12*y^13 + 152*x^11*y^14 + 232*x^10*y^15 + 65*x^9*y^16 - 254*x^8*y^17 + 98*x^7*y^18 + 242*x^6*y^19 + 62*x^5*y^20 + 16*x^4*y^21 + 191*x^3*y^22 + 256*x^2*y^23 + 73*x*y^24 + 11*y^25 - 329*x^15*y^9 - 180*x^14*y^10 - 54*x^13*y^11 + 26*x^12*y^12 - 179*x^11*y^13 + 204*x^10*y^14 - 320*x^9*y^15 + 181*x^8*y^16 + 318*x^7*y^17 - 189*x^6*y^18 + 220*x^5*y^19 + 272*x^4*y^20 + 320*x^3*y^21 + 100*x^2*y^22 + 259*x*y^23 - 242*y^24 + 314*x^15*y^8 + 121*x^14*y^9 + 363*x^13*y^10 - 133*x^12*y^11 - 198*x^11*y^12 - 146*x^10*y^13 - 292*x^9*y^14 + 53*x^8*y^15 + 198*x^7*y^16 + 260*x^6*y^17 + 280*x^5*y^18 + 79*x^4*y^19 + 222*x^3*y^20 + 272*x^2*y^21 - 239*x*y^22 - 313*y^23 + 90*x^15*y^7 + 7*x^14*y^8 - 75*x^13*y^9 + 307*x^12*y^10 + 160*x^11*y^11 - 18*x^10*y^12 - 83*x^9*y^13 - 364*x^8*y^14 + 172*x^7*y^15 - 161*x^6*y^16 - 293*x^5*y^17 + 44*x^4*y^18 + 165*x^3*y^19 - 195*x^2*y^20 - 60*x*y^21 + 248*y^22 + 42*x^15*y^6 + 35*x^14*y^7 + 105*x^13*y^8 - 17*x^12*y^9 + 143*x^11*y^10 + 108*x^10*y^11 - 332*x^9*y^12 - 219*x^8*y^13 - 274*x^7*y^14 - 237*x^6*y^15 - 3*x^5*y^16 + 193*x^4*y^17 + 197*x^3*y^18 - 359*x^2*y^19 + 125*x*y^20 - 170*y^21 + 306*x^15*y^5 - 362*x^14*y^6 + 231*x^13*y^7 + 156*x^12*y^8 + 292*x^11*y^9 + 299*x^10*y^10 - 270*x^9*y^11 + 159*x^8*y^12 + 124*x^7*y^13 + 354*x^6*y^14 + 201*x^5*y^15 - 312*x^4*y^16 - 171*x^3*y^17 - 324*x^2*y^18 + 112*x*y^19 - 350*y^20 + 205*x^15*y^4 + 343*x^14*y^5 + 132*x^13*y^6 - 346*x^12*y^7 + 286*x^11*y^8 - 353*x^10*y^9 - 363*x^9*y^10 - 36*x^8*y^11 - 153*x^7*y^12 + 102*x^6*y^13 - 127*x^5*y^14 + 234*x^4*y^15 + 37*x^3*y^16 + 69*x^2*y^17 + 271*x*y^18 + 328*y^19 - 169*x^15*y^3 - 77*x^14*y^4 + 222*x^13*y^5 - 229*x^12*y^6 + 85*x^11*y^7 - 241*x^10*y^8 - 55*x^9*y^9 - 92*x^8*y^10 - 5*x^7*y^11 + 13*x^6*y^12 - 279*x^5*y^13 + 124*x^4*y^14 - 231*x^3*y^15 - 247*x^2*y^16 + 278*x*y^17 - 288*y^18 - 41*x^15*y^2 - 358*x^14*y^3 - 337*x^13*y^4 - 66*x^12*y^5 - 146*x^11*y^6 + 284*x^10*y^7 + 260*x^9*y^8 - 200*x^8*y^9 + 32*x^7*y^10 - 188*x^6*y^11 + 353*x^5*y^12 + 17*x^4*y^13 + 69*x^3*y^14 + 218*x^2*y^15 - 180*x*y^16 + 180*y^17 - 123*x^15*y - 278*x^14*y^2 - 320*x^13*y^3 - 138*x^12*y^4 + 171*x^11*y^5 - 136*x^10*y^6 + 260*x^9*y^7 - 333*x^8*y^8 + 214*x^7*y^9 + 278*x^6*y^10 - 110*x^5*y^11 + 8*x^4*y^12 - 105*x^3*y^13 - 140*x^2*y^14 + 68*x*y^15 - 160*y^16 + 154*x^15 - 352*x^14*y + 33*x^13*y^2 - 301*x^12*y^3 + 195*x^11*y^4 - 125*x^10*y^5 - 203*x^9*y^6 + 288*x^8*y^7 + 197*x^7*y^8 - 318*x^6*y^9 - 48*x^5*y^10 + 103*x^4*y^11 - 347*x^3*y^12 - 310*x^2*y^13 + 236*x*y^14 + 234*y^15 - 362*x^14 - 290*x^13*y - 235*x^12*y^2 + 182*x^11*y^3 - 79*x^10*y^4 + 120*x^9*y^5 - 288*x^8*y^6 + 360*x^7*y^7 + 297*x^6*y^8 - 48*x^5*y^9 - 116*x^4*y^10 - 221*x^3*y^11 + 202*x^2*y^12 + 24*x*y^13 - 327*y^14 - 278*x^13 + 142*x^12*y - 368*x^11*y^2 + 195*x^10*y^3 - 338*x^8*y^5 - 278*x^7*y^6 + 102*x^6*y^7 + 15*x^5*y^8 - 156*x^4*y^9 + 201*x^3*y^10 + 334*x^2*y^11 - 40*x*y^12 + 155*y^13 + 322*x^12 - 183*x^11*y + 127*x^10*y^2 + 21*x^9*y^3 - 21*x^8*y^4 + 345*x^7*y^5 - 248*x^6*y^6 - 319*x^5*y^7 - 50*x^4*y^8 - 237*x^3*y^9 + 154*x^2*y^10 + 113*x*y^11 - 88*y^12 + 19*x^11 + 327*x^10*y - 8*x^9*y^2 + 23*x^8*y^3 + 93*x^7*y^4 - 93*x^6*y^5 - 131*x^5*y^6 - 156*x^4*y^7 - 360*x^3*y^8 + 332*x^2*y^9 - 311*x*y^10 + 244*y^11 - 348*x^10 - 140*x^9*y + 314*x^8*y^2 + 94*x^7*y^3 - 289*x^6*y^4 - 280*x^5*y^5 - 84*x^4*y^6 + 329*x^3*y^7 + 125*x^2*y^8 + 354*x*y^9 - 12*y^10 - 8*x^9 + 141*x^8*y + 344*x^7*y^2 + 154*x^6*y^3 + 308*x^5*y^4 - 196*x^4*y^5 - 364*x^3*y^6 - 190*x^2*y^7 - 172*x*y^8 - 359*y^9 + 178*x^8 - 367*x^7*y - 301*x^6*y^2 - 28*x^5*y^3 - 107*x^4*y^4 + 110*x^3*y^5 + 135*x^2*y^6 - 70*x*y^7 + 266*y^8 - 41*x^7 - 127*x^6*y + 295*x^5*y^2 - 302*x^4*y^3 - 353*x^3*y^4 - 113*x^2*y^5 - 222*x*y^6 + 19*y^7 - 353*x^6 + 91*x^5*y - 57*x^4*y^2 + 67*x^3*y^3 + 245*x^2*y^4 - 182*x*y^5 + 104*y^6 - 114*x^5 + 121*x^4*y + 286*x^3*y^2 - 30*x^2*y^3 + 161*x*y^4 + 43*y^5 - 99*x^4 + 178*x^3*y + 109*x^2*y^2 - 202*x*y^3 + 185*y^4 + 362*x^3 + 360*x^2*y - 158*x*y^2 + 41*y^3 + 89*x^2 - 199*x*y - 177*y^2 + 204*x - 311*y - 318, 1)] </text:span></text:p>
      <text:p text:style-name="P5"><text:span text:style-name="T3">factors list length</text:span><text:span text:style-name="T2">: 3 </text:span></text:p>
      <text:p text:style-name="P5"><text:span text:style-name="T3">Final List: </text:span><text:span text:style-name="T2">[-x - 2, 7*x^11 + 5*x^10 + 5*x^9 + 12*x^8 + 6*x^7 + x^6 + 11*x^5 + 3*x^4 + 6*x^3 + 3*x^2 + 8*x + 7]</text:span></text:p>
      <text:p text:style-name="P5"><text:soft-page-break/><text:span text:style-name="T2">K: 13 N: 1257 Q: 1259 </text:span></text:p>
      <text:p text:style-name="P5"><text:span text:style-name="T2">Number of Errors: 336 </text:span></text:p>
      <text:p text:style-name="P5"><text:span text:style-name="T2">Polynomial representation: [11, 6, 11, 7, 3, 8, 6, 8, 8, 2, 11, 13, 11] </text:span></text:p>
      <text:p text:style-name="P5"><text:span text:style-name="T2"/></text:p>
      <text:p text:style-name="P5"><text:span text:style-name="T2">factorized Poly: [(x + y + 3, 1), (-11*x^12 - 6*x^11 - 11*x^10 - 7*x^9 - 3*x^8 - 8*x^7 - 6*x^6 - 8*x^5 - 8*x^4 - 2*x^3 - 11*x^2 - 13*x + y - 11, 1), (x^22*y^33 - 621*x^22*y^32 + 577*x^21*y^33 + 73*x^22*y^31 - 416*x^21*y^32 - 372*x^20*y^33 + 15*x^22*y^30 - 202*x^21*y^31 + 256*x^20*y^32 + 63*x^19*y^33 + 474*x^22*y^29 + 16*x^21*y^30 + 191*x^20*y^31 - 555*x^19*y^32 + 557*x^18*y^33 + 616*x^22*y^28 - 263*x^21*y^29 + 351*x^20*y^30 - 586*x^19*y^31 + 146*x^18*y^32 - 29*x^17*y^33 - 78*x^22*y^27 + 142*x^21*y^28 + 549*x^20*y^29 + 388*x^19*y^30 - 447*x^18*y^31 - 64*x^17*y^32 + 518*x^16*y^33 + 457*x^22*y^26 + 305*x^21*y^27 + 252*x^20*y^28 - 428*x^19*y^29 + 204*x^18*y^30 - 33*x^17*y^31 + 265*x^16*y^32 + 438*x^15*y^33 - 433*x^22*y^25 - 196*x^21*y^26 + 162*x^20*y^27 - 206*x^19*y^28 - 50*x^18*y^29 + 136*x^17*y^30 + 64*x^16*y^31 - 252*x^15*y^32 + 562*x^14*y^33 - 26*x^22*y^24 - 38*x^21*y^25 - 393*x^20*y^26 + 288*x^19*y^27 - 332*x^18*y^28 - 22*x^17*y^29 + 398*x^16*y^30 + 473*x^15*y^31 - 85*x^14*y^32 - 127*x^13*y^33 + 193*x^22*y^23 - 494*x^21*y^24 - 514*x^20*y^25 - 448*x^19*y^26 - 296*x^18*y^27 - 159*x^17*y^28 - 151*x^16*y^29 + 138*x^15*y^30 - 597*x^14*y^31 - 391*x^13*y^32 - 268*x^12*y^33 - 59*x^22*y^22 + 66*x^21*y^23 + 188*x^20*y^24 - 444*x^19*y^25 - 530*x^18*y^26 - 135*x^17*y^27 + 508*x^16*y^28 - 394*x^15*y^29 - 176*x^14*y^30 + 548*x^13*y^31 - 496*x^12*y^32 - 90*x^11*y^33 - 629*x^22*y^21 + 324*x^21*y^22 - 545*x^20*y^23 - 523*x^19*y^24 + 234*x^18*y^25 - 514*x^17*y^26 - 522*x^16*y^27 - 560*x^15*y^28 + 180*x^14*y^29 + 144*x^13*y^30 - 277*x^12*y^31 + 464*x^11*y^32 - 95*x^10*y^33 + 453*x^22*y^20 + 177*x^21*y^21 + 444*x^20*y^22 - 400*x^19*y^23 + 348*x^18*y^24 - 465*x^17*y^25 - 309*x^16*y^26 + 264*x^15*y^27 + 517*x^14*y^28 + 211*x^13*y^29 + 319*x^12*y^30 - 360*x^11*y^31 + 347*x^10*y^32 - 96*x^9*y^33 + 261*x^22*y^19 - 259*x^21*y^20 - 171*x^20*y^21 + 18*x^19*y^22 - 133*x^18*y^23 + 401*x^17*y^24 + 301*x^16*y^25 - 118*x^15*y^26 + 105*x^14*y^27 - 181*x^13*y^28 + 265*x^12*y^29 + 47*x^11*y^30 + 459*x^10*y^31 - 231*x^9*y^32 + 434*x^8*y^33 - 192*x^22*y^18 - 476*x^21*y^19 - 595*x^20*y^20 - 171*x^19*y^21 + 134*x^18*y^22 + 409*x^17*y^23 + 445*x^16*y^24 + 614*x^15*y^25 + 19*x^14*y^26 + 491*x^13*y^27 - 26*x^12*y^28 - 613*x^11*y^29 + 331*x^10*y^30 + 256*x^9*y^31 - 387*x^8*y^32 + 515*x^7*y^33 + 405*x^22*y^17 + 541*x^21*y^18 + 294*x^20*y^19 - 242*x^19*y^20 - 386*x^18*y^21 + 420*x^17*y^22 - 307*x^16*y^23 - 316*x^15*y^24 - 291*x^14*y^25 + 512*x^13*y^26 - 451*x^12*y^27 + 543*x^11*y^28 - 469*x^10*y^29 - 167*x^9*y^30 - 511*x^8*y^31 - 291*x^7*y^32 + 164*x^6*y^33 + 355*x^22*y^16 - 373*x^21*y^17 - 81*x^20*y^18 - 75*x^19*y^19 + 283*x^18*y^20 + 204*x^17*y^21 + 5*x^16*y^22 - 463*x^15*y^23 + 319*x^14*y^24 + 488*x^13*y^25 + 435*x^12*y^26 + 194*x^11*y^27 - 214*x^10*y^28 + 109*x^9*y^29 - 226*x^8*y^30 - 251*x^7*y^31 + 374*x^6*y^32 - 320*x^5*y^33 - 442*x^22*y^15 - 278*x^21*y^16 - 221*x^20*y^17 + 100*x^19*y^18 - 189*x^18*y^19 - 472*x^17*y^20 + 318*x^16*y^21 + 443*x^15*y^22 - 438*x^14*y^23 + 122*x^13*y^24 - 559*x^12*y^25 + 397*x^11*y^26 - 362*x^10*y^27 + 204*x^9*y^28 + 463*x^8*y^29 + 291*x^7*y^30 + 534*x^6*y^31 - 475*x^5*y^32 - 232*x^4*y^33 + 560*x^22*y^14 + 280*x^21*y^15 - 558*x^20*y^16 - 454*x^19*y^17 - 222*x^18*y^18 + 386*x^17*y^19 - 386*x^16*y^20 - 188*x^15*y^21 - 17*x^14*y^22 - 488*x^13*y^23 + 405*x^12*y^24 - 339*x^11*y^25 - 27*x^10*y^26 + 541*x^9*y^27 - 183*x^8*y^28 - 518*x^7*y^29 - 623*x^6*y^30 - 43*x^5*y^31 + 233*x^4*y^32 - 618*x^3*y^33 + 464*x^22*y^13 + 520*x^21*y^14 - 375*x^20*y^15 + 221*x^19*y^16 + 276*x^18*y^17 - 420*x^17*y^18 + 210*x^16*y^19 - 300*x^15*y^20 - 461*x^14*y^21 - 387*x^13*y^22 + 407*x^12*y^23 - 310*x^11*y^24 + 574*x^10*y^25 - 211*x^9*y^26 - 368*x^8*y^27 + 404*x^7*y^28 + 13*x^6*y^29 - 25*x^5*y^30 - 224*x^4*y^31 - 7*x^3*y^32 - 222*x^2*y^33 + 614*x^22*y^12 - 604*x^21*y^13 + 267*x^20*y^14 - 554*x^19*y^15 - 455*x^18*y^16 - 317*x^17*y^17 + 393*x^16*y^18 + 300*x^15*y^19 + 112*x^14*y^20 + 408*x^13*y^21 + 362*x^12*y^22 + 412*x^11*y^23 + 307*x^10*y^24 + 40*x^9*y^25 + 12*x^8*y^26 - 566*x^7*y^27 + 530*x^6*y^28 - 6*x^5*y^29 + 416*x^4*y^30 + 371*x^3*y^31 + 340*x^2*y^32 + 112*x*y^33 + 203*x^22*y^11 + 588*x^21*y^12 - 23*x^20*y^13 - 34*x^19*y^14 + 413*x^18*y^15 - 487*x^17*y^16 + 89*x^16*y^17 - 452*x^15*y^18 + 532*x^14*y^19 - 135*x^13*y^20 + 562*x^12*y^21 - 421*x^11*y^22 + x^10*y^23 - 348*x^9*y^24 - 307*x^8*y^25 - 275*x^7*y^26 - 215*x^6*y^27 + 377*x^5*y^28 - 260*x^4*y^29 - 475*x^3*y^30 + 531*x^2*y^31 + 561*x*y^32 + 381*y^33 - 604*x^22*y^10 - 72*x^21*y^11 - 61*x^20*y^12 - 12*x^19*y^13 + 299*x^18*y^14 + 6*x^17*y^15 - 203*x^16*y^16 - 352*x^15*y^17 - 227*x^14*y^18 + 567*x^13*y^19 + 457*x^12*y^20 + 213*x^11*y^21 + 339*x^10*y^22 + 82*x^9*y^23 - 106*x^8*y^24 - 231*x^7*y^25 - 167*x^6*y^26 - 354*x^5*y^27 - 611*x^4*y^28 + 204*x^3*y^29 - 539*x^2*y^30 + 609*x*y^31 + 614*y^32 - 206*x^22*y^9 + 205*x^21*y^10 + 187*x^20*y^11 + 410*x^19*y^12 + 566*x^18*y^13 + 364*x^17*y^14 + 436*x^16*y^15 - 392*x^15*y^16 - 524*x^14*y^17 + 209*x^13*y^18 - 458*x^12*y^19 - 523*x^11*y^20 - 372*x^10*y^21 + 325*x^9*y^22 - 599*x^8*y^23 - 247*x^7*y^24 - 16*x^6*y^25 + 271*x^5*y^26 + 15*x^4*y^27 + 21*x^3*y^28 + 101*x^2*y^29 - 485*x*y^30 - 141*y^31 + 19*x^22*y^8 - 51*x^21*y^9 + 540*x^20*y^10 - 430*x^19*y^11 + 332*x^18*y^12 + 35*x^17*y^13 + 460*x^16*y^14 - 51*x^15*y^15 - 10*x^14*y^16 + 417*x^13*y^17 - 617*x^12*y^18 + 374*x^11*y^19 + 610*x^10*y^20 - 240*x^9*y^21 - 170*x^8*y^22 - 486*x^7*y^23 - 165*x^6*y^24 + 205*x^5*y^25 + 602*x^4*y^26 - 124*x^3*y^27 - 57*x^2*y^28 - 435*x*y^29 + 249*y^30 + 274*x^22*y^7 + 151*x^21*y^8 + 372*x^20*y^9 + 198*x^19*y^10 - 461*x^18*y^11 - 86*x^17*y^12 - 382*x^16*y^13 + 160*x^15*y^14 + 484*x^14*y^15 + 266*x^13*y^16 + 264*x^12*y^17 + 540*x^11*y^18 + 536*x^10*y^19 - 616*x^9*y^20 + 320*x^8*y^21 + 410*x^7*y^22 - 361*x^6*y^23 - 115*x^5*y^24 + 136*x^4*y^25 - 315*x^3*y^26 + 218*x^2*y^27 + 62*x*y^28 - 143*y^29 - 338*x^22*y^6 - 619*x^21*y^7 + 254*x^20*y^8 - 154*x^19*y^9 - 2*x^18*y^10 + 328*x^17*y^11 - 35*x^16*y^12 + 234*x^15*y^13 + 434*x^14*y^14 - 584*x^13*y^15 + 263*x^12*y^16 + 313*x^11*y^17 - 290*x^10*y^18 + 575*x^9*y^19 + 188*x^8*y^20 + 55*x^7*y^21 + 355*x^6*y^22 + 251*x^5*y^23 + 13*x^4*y^24 - 246*x^3*y^25 - 417*x^2*y^26 - 342*x*y^27 - 481*y^28 - 471*x^22*y^5 - 314*x^21*y^6 - 284*x^20*y^7 + 348*x^19*y^8 - 294*x^18*y^9 - 201*x^17*y^10 + 37*x^16*y^11 - 217*x^15*y^12 + 30*x^14*y^13 + 540*x^13*y^14 + 584*x^12*y^15 - 181*x^11*y^16 + 228*x^10*y^17 + 49*x^9*y^18 + 618*x^8*y^19 + 590*x^7*y^20 + 372*x^6*y^21 + 463*x^5*y^22 - 428*x^4*y^23 - 258*x^3*y^24 + 392*x^2*y^25 - </text:span><text:soft-page-break/><text:span text:style-name="T2">385*x*y^26 + 246*y^27 - 402*x^22*y^4 - 22*x^21*y^5 + 168*x^20*y^6 + 553*x^19*y^7 - 291*x^18*y^8 - 223*x^17*y^9 - 599*x^16*y^10 - 437*x^15*y^11 + 310*x^14*y^12 + 107*x^13*y^13 - 448*x^12*y^14 - 489*x^11*y^15 - 209*x^10*y^16 - 604*x^9*y^17 + 342*x^8*y^18 + 463*x^7*y^19 - 470*x^6*y^20 + 499*x^5*y^21 - 505*x^4*y^22 - 554*x^3*y^23 + 178*x^2*y^24 - 220*x*y^25 - 56*y^26 + 369*x^22*y^3 - 372*x^21*y^4 - 598*x^20*y^5 - 276*x^19*y^6 + 445*x^18*y^7 - 547*x^17*y^8 - 515*x^16*y^9 - 15*x^15*y^10 - 627*x^14*y^11 + 14*x^13*y^12 + 116*x^12*y^13 + 88*x^11*y^14 + 65*x^10*y^15 - 243*x^9*y^16 + 495*x^8*y^17 + 187*x^7*y^18 + 337*x^6*y^19 - 577*x^5*y^20 + 319*x^4*y^21 + 59*x^3*y^22 - 532*x^2*y^23 + 494*x*y^24 + 116*y^25 + 344*x^22*y^2 - 450*x^21*y^3 - 122*x^20*y^4 - 613*x^19*y^5 + 404*x^18*y^6 + 440*x^17*y^7 + 75*x^16*y^8 - 186*x^15*y^9 + 574*x^14*y^10 + 613*x^13*y^11 + 175*x^12*y^12 + 318*x^11*y^13 + 275*x^10*y^14 - 609*x^9*y^15 - 145*x^8*y^16 - 60*x^7*y^17 + 14*x^6*y^18 + 8*x^5*y^19 - 502*x^4*y^20 - 236*x^3*y^21 - 55*x^2*y^22 + 265*x*y^23 + 339*y^24 + 201*x^22*y - 268*x^21*y^2 - 307*x^20*y^3 - 63*x^19*y^4 + 582*x^18*y^5 + 444*x^17*y^6 + 474*x^16*y^7 - 73*x^15*y^8 - 17*x^14*y^9 + 388*x^13*y^10 + 6*x^12*y^11 + 126*x^11*y^12 + 181*x^10*y^13 - 66*x^9*y^14 - 157*x^8*y^15 - 578*x^7*y^16 - 318*x^6*y^17 + 520*x^5*y^18 + 246*x^4*y^19 + 504*x^3*y^20 + 270*x^2*y^21 + 542*x*y^22 + 245*y^23 + 605*x^22 - 372*x^21*y - 165*x^20*y^2 - 553*x^19*y^3 + 165*x^18*y^4 + 85*x^17*y^5 + 84*x^16*y^6 + 575*x^15*y^7 + 581*x^14*y^8 - 527*x^13*y^9 - 486*x^12*y^10 + 547*x^11*y^11 + 314*x^10*y^12 - 420*x^9*y^13 - 568*x^8*y^14 - 164*x^7*y^15 + 370*x^6*y^16 - 83*x^5*y^17 + 163*x^4*y^18 + 23*x^3*y^19 - 165*x^2*y^20 + 540*x*y^21 + 557*y^22 + 121*x^21 + 453*x^20*y - 345*x^19*y^2 - 414*x^18*y^3 - 410*x^17*y^4 + 340*x^16*y^5 + 166*x^15*y^6 + 337*x^14*y^7 - 382*x^13*y^8 + 425*x^12*y^9 - 442*x^11*y^10 + 311*x^10*y^11 + 452*x^9*y^12 - 341*x^8*y^13 - 166*x^7*y^14 - 85*x^6*y^15 + 244*x^5*y^16 - 474*x^4*y^17 + 504*x^3*y^18 + 445*x^2*y^19 + 367*x*y^20 - 49*y^21 + 220*x^20 - 568*x^19*y + 451*x^18*y^2 + 343*x^17*y^3 - 443*x^16*y^4 + 425*x^15*y^5 - 597*x^14*y^6 + 319*x^13*y^7 - 296*x^12*y^8 - 129*x^11*y^9 + 312*x^10*y^10 + 427*x^9*y^11 - 557*x^8*y^12 - 537*x^7*y^13 + 22*x^6*y^14 - 374*x^5*y^15 + 260*x^4*y^16 - 510*x^3*y^17 - 522*x^2*y^18 + 363*y^20 - 407*x^19 - 31*x^18*y - 625*x^17*y^2 + 180*x^16*y^3 + 215*x^15*y^4 + 194*x^14*y^5 - 105*x^13*y^6 - 305*x^12*y^7 - 302*x^11*y^8 + 298*x^10*y^9 - 118*x^9*y^10 - 119*x^8*y^11 + 76*x^7*y^12 + 18*x^6*y^13 + 467*x^5*y^14 + 76*x^4*y^15 + 271*x^3*y^16 - 478*x^2*y^17 + 381*x*y^18 + 28*y^19 - 315*x^18 - 460*x^17*y + 79*x^16*y^2 - 348*x^15*y^3 + 230*x^14*y^4 + 460*x^13*y^5 - 130*x^12*y^6 + 131*x^11*y^7 + 449*x^10*y^8 - 413*x^9*y^9 - 215*x^8*y^10 - 563*x^7*y^11 + 588*x^6*y^12 + 329*x^5*y^13 - 438*x^4*y^14 + 598*x^3*y^15 + 537*x^2*y^16 - 196*x*y^17 - 387*y^18 - 453*x^17 + 154*x^16*y - 190*x^15*y^2 - 127*x^14*y^3 + 370*x^13*y^4 - 56*x^12*y^5 - 48*x^11*y^6 - 360*x^10*y^7 + 353*x^9*y^8 - 78*x^8*y^9 + 199*x^7*y^10 + 140*x^6*y^11 + 408*x^5*y^12 - 272*x^4*y^13 + 404*x^3*y^14 + 477*x^2*y^15 - 416*x*y^16 + 346*y^17 + 626*x^16 + 264*x^15*y + 11*x^14*y^2 - 93*x^13*y^3 - 248*x^12*y^4 + 557*x^11*y^5 + 153*x^10*y^6 + 65*x^9*y^7 + 394*x^8*y^8 + 436*x^7*y^9 + 219*x^6*y^10 + 204*x^5*y^11 + 263*x^4*y^12 - 238*x^3*y^13 + 132*x^2*y^14 - 481*x*y^15 + 69*y^16 + 50*x^15 - 589*x^14*y - 37*x^13*y^2 - 381*x^12*y^3 + 404*x^11*y^4 + 37*x^10*y^5 - 438*x^9*y^6 + 247*x^8*y^7 + 522*x^7*y^8 - 97*x^6*y^9 - 421*x^5*y^10 - 476*x^4*y^11 + 506*x^3*y^12 - 515*x^2*y^13 - 163*x*y^14 - 620*y^15 - 555*x^14 + 271*x^13*y - 111*x^12*y^2 - 253*x^11*y^3 - 502*x^10*y^4 + 265*x^9*y^5 + 460*x^8*y^6 - 422*x^7*y^7 + 324*x^6*y^8 - 72*x^5*y^9 + 557*x^4*y^10 - 111*x^3*y^11 + 411*x^2*y^12 + 203*x*y^13 - 165*y^14 - 32*x^13 + 419*x^12*y + 544*x^11*y^2 + 134*x^10*y^3 + 159*x^9*y^4 - 54*x^8*y^5 + 557*x^7*y^6 + 287*x^6*y^7 - 139*x^5*y^8 - 64*x^4*y^9 + 28*x^3*y^10 - 86*x^2*y^11 - 162*x*y^12 - 377*y^13 + 263*x^12 - 323*x^11*y + 592*x^10*y^2 + 160*x^9*y^3 - 489*x^8*y^4 + 336*x^7*y^5 - 302*x^6*y^6 - 277*x^5*y^7 + 501*x^4*y^8 + 164*x^3*y^9 - 439*x^2*y^10 - 410*x*y^11 + 352*y^12 + 187*x^11 - 223*x^10*y - 215*x^9*y^2 + 623*x^8*y^3 - 484*x^7*y^4 + 141*x^6*y^5 - 216*x^5*y^6 + 292*x^4*y^7 - 385*x^3*y^8 + 504*x^2*y^9 + 489*x*y^10 + 447*y^11 - 574*x^10 + 222*x^9*y - 279*x^8*y^2 + 156*x^7*y^3 + 146*x^6*y^4 - 466*x^5*y^5 - 59*x^4*y^6 + 528*x^3*y^7 - 128*x^2*y^8 - 109*x*y^9 + 84*y^10 - 353*x^9 + 590*x^8*y + 49*x^7*y^2 - 461*x^6*y^3 - 613*x^5*y^4 + 595*x^4*y^5 - 91*x^3*y^6 + 467*x^2*y^7 + 583*x*y^8 + 315*y^9 + 170*x^8 - 562*x^7*y - 149*x^6*y^2 - 60*x^5*y^3 + 65*x^4*y^4 - 502*x^3*y^5 + 509*x^2*y^6 - 255*x*y^7 + 256*y^8 - 225*x^7 + 617*x^6*y + 372*x^5*y^2 - 276*x^4*y^3 - 41*x^3*y^4 - 464*x^2*y^5 + 537*x*y^6 - 147*y^7 - 523*x^6 + 300*x^5*y + 537*x^4*y^2 - 306*x^3*y^3 - 312*x^2*y^4 + 255*x*y^5 - 282*y^6 - 166*x^5 + 62*x^4*y + 391*x^3*y^2 + 421*x^2*y^3 - 306*x*y^4 + 447*y^5 - 305*x^4 + 110*x^3*y - 147*x^2*y^2 - 155*x*y^3 + 565*y^4 - 197*x^3 + 347*x^2*y + 141*x*y^2 + 386*y^3 + 83*x^2 + 388*x*y + 330*y^2 - 201*x + 270*y + 460, 1)] </text:span></text:p>
      <text:p text:style-name="P5"><text:span text:style-name="T2"/></text:p>
      <text:p text:style-name="P5"><text:span text:style-name="T2">factors list length: 3 </text:span></text:p>
      <text:p text:style-name="P5"><text:span text:style-name="T2"/></text:p>
      <text:p text:style-name="P5"><text:span text:style-name="T2">Final List: [-x - 3, 11*x^12 + 6*x^11 + 11*x^10 + 7*x^9 + 3*x^8 + 8*x^7 + 6*x^6 + 8*x^5 + 8*x^4 + 2*x^3 + 11*x^2 + 13*x + 11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4:27:36.733544857</meta:creation-date>
    <dc:date>2019-02-09T15:01:13.140532860</dc:date>
    <meta:editing-duration>PT55S</meta:editing-duration>
    <meta:editing-cycles>1</meta:editing-cycles>
    <meta:document-statistic meta:table-count="0" meta:image-count="0" meta:object-count="0" meta:page-count="11" meta:paragraph-count="115" meta:word-count="7057" meta:character-count="46532" meta:non-whitespace-character-count="39503"/>
    <meta:generator>LibreOffice/6.0.7.3$Linux_X86_64 LibreOffice_project/00m0$Build-3</meta:generator>
  </office:meta>
</office:document-meta>
</file>